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content.xml" manifest:media-type="text/xml"/>
  <manifest:file-entry manifest:full-path="Object 11/manifest.rdf" manifest:media-type="application/rdf+xml"/>
  <manifest:file-entry manifest:full-path="Object 11/settings.xml" manifest:media-type="text/xml"/>
  <manifest:file-entry manifest:full-path="Object 11/content.xml" manifest:media-type="text/xml"/>
  <manifest:file-entry manifest:full-path="Object 11/styles.xml" manifest:media-type="text/xml"/>
  <manifest:file-entry manifest:full-path="Object 11/" manifest:version="1.2" manifest:media-type="application/vnd.oasis.opendocument.spreadsheet"/>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14/content.xml" manifest:media-type="text/xml"/>
  <manifest:file-entry manifest:full-path="Object 14/settings.xml" manifest:media-type="text/xml"/>
  <manifest:file-entry manifest:full-path="Object 14/manifest.rdf" manifest:media-type="application/rdf+xml"/>
  <manifest:file-entry manifest:full-path="Object 14/styles.xml" manifest:media-type="text/xml"/>
  <manifest:file-entry manifest:full-path="Object 14/" manifest:version="1.2" manifest:media-type="application/vnd.oasis.opendocument.spreadsheet"/>
  <manifest:file-entry manifest:full-path="settings.xml" manifest:media-type="text/xml"/>
  <manifest:file-entry manifest:full-path="Object 9/content.xml" manifest:media-type="text/xml"/>
  <manifest:file-entry manifest:full-path="Object 9/styles.xml" manifest:media-type="text/xml"/>
  <manifest:file-entry manifest:full-path="Object 9/settings.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20/settings.xml" manifest:media-type="text/xml"/>
  <manifest:file-entry manifest:full-path="Object 20/manifest.rdf" manifest:media-type="application/rdf+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 manifest:version="1.2" manifest:media-type="application/vnd.oasis.opendocument.spreadsheet"/>
  <manifest:file-entry manifest:full-path="Object 18/style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manifest.rdf" manifest:media-type="application/rdf+xml"/>
  <manifest:file-entry manifest:full-path="Object 18/" manifest:version="1.2" manifest:media-type="application/vnd.oasis.opendocument.spreadsheet"/>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13/styles.xml" manifest:media-type="text/xml"/>
  <manifest:file-entry manifest:full-path="Object 13/content.xml" manifest:media-type="text/xml"/>
  <manifest:file-entry manifest:full-path="Object 13/settings.xml" manifest:media-type="text/xml"/>
  <manifest:file-entry manifest:full-path="Object 13/manifest.rdf" manifest:media-type="application/rdf+xml"/>
  <manifest:file-entry manifest:full-path="Object 13/" manifest:version="1.2" manifest:media-type="application/vnd.oasis.opendocument.spreadsheet"/>
  <manifest:file-entry manifest:full-path="layout-cache" manifest:media-type="application/binary"/>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manifest.rdf" manifest:media-type="application/rdf+xml"/>
  <manifest:file-entry manifest:full-path="Object 17/settings.xml" manifest:media-type="text/xml"/>
  <manifest:file-entry manifest:full-path="Object 17/styles.xml" manifest:media-type="text/xml"/>
  <manifest:file-entry manifest:full-path="Object 17/" manifest:version="1.2" manifest:media-type="application/vnd.oasis.opendocument.spreadsheet"/>
  <manifest:file-entry manifest:full-path="Object 8/content.xml" manifest:media-type="text/xml"/>
  <manifest:file-entry manifest:full-path="Object 8/manifest.rdf" manifest:media-type="application/rdf+xml"/>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Object 6/content.xml" manifest:media-type="text/xml"/>
  <manifest:file-entry manifest:full-path="Object 6/settings.xml" manifest:media-type="text/xml"/>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file-entry manifest:full-path="Object 15/content.xml" manifest:media-type="text/xml"/>
  <manifest:file-entry manifest:full-path="Object 15/styles.xml" manifest:media-type="text/xml"/>
  <manifest:file-entry manifest:full-path="Object 15/settings.xml" manifest:media-type="text/xml"/>
  <manifest:file-entry manifest:full-path="Object 15/manifest.rdf" manifest:media-type="application/rdf+xml"/>
  <manifest:file-entry manifest:full-path="Object 15/" manifest:version="1.2" manifest:media-type="application/vnd.oasis.opendocument.spreadsheet"/>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manifest.rdf" manifest:media-type="application/rdf+xml"/>
  <manifest:file-entry manifest:full-path="Object 19/styles.xml" manifest:media-type="text/xml"/>
  <manifest:file-entry manifest:full-path="Object 19/" manifest:version="1.2" manifest:media-type="application/vnd.oasis.opendocument.spreadsheet"/>
  <manifest:file-entry manifest:full-path="meta.xml" manifest:media-type="text/xml"/>
  <manifest:file-entry manifest:full-path="manifest.rdf" manifest:media-type="application/rdf+xml"/>
  <manifest:file-entry manifest:full-path="ObjectReplacements/Object 10" manifest:media-type=""/>
  <manifest:file-entry manifest:full-path="ObjectReplacements/Object 2" manifest:media-type=""/>
  <manifest:file-entry manifest:full-path="ObjectReplacements/Object 11" manifest:media-type=""/>
  <manifest:file-entry manifest:full-path="ObjectReplacements/Object 5" manifest:media-type=""/>
  <manifest:file-entry manifest:full-path="ObjectReplacements/Object 14" manifest:media-type=""/>
  <manifest:file-entry manifest:full-path="ObjectReplacements/Object 9" manifest:media-type=""/>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
  <manifest:file-entry manifest:full-path="ObjectReplacements/Object 13" manifest:media-type=""/>
  <manifest:file-entry manifest:full-path="ObjectReplacements/Object 17" manifest:media-type="application/x-openoffice-gdimetafile;windows_formatname=&quot;GDIMetaFile&quot;"/>
  <manifest:file-entry manifest:full-path="ObjectReplacements/Object 8" manifest:media-type=""/>
  <manifest:file-entry manifest:full-path="ObjectReplacements/Object 6" manifest:media-type=""/>
  <manifest:file-entry manifest:full-path="ObjectReplacements/Object 15" manifest:media-type=""/>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3" manifest:media-type=""/>
  <manifest:file-entry manifest:full-path="ObjectReplacements/Object 12" manifest:media-type=""/>
  <manifest:file-entry manifest:full-path="ObjectReplacements/Object 7" manifest:media-type=""/>
  <manifest:file-entry manifest:full-path="ObjectReplacements/Object 16" manifest:media-type=""/>
  <manifest:file-entry manifest:full-path="Object 12/content.xml" manifest:media-type="text/xml"/>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 manifest:version="1.2" manifest:media-type="application/vnd.oasis.opendocument.spreadsheet"/>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Thumbnails/thumbnail.png" manifest:media-type="image/png"/>
  <manifest:file-entry manifest:full-path="Object 16/content.xml" manifest:media-type="text/xml"/>
  <manifest:file-entry manifest:full-path="Object 16/manifest.rdf" manifest:media-type="application/rdf+xml"/>
  <manifest:file-entry manifest:full-path="Object 16/settings.xml" manifest:media-type="text/xml"/>
  <manifest:file-entry manifest:full-path="Object 16/styles.xml" manifest:media-type="text/xml"/>
  <manifest:file-entry manifest:full-path="Object 1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 svg:font-family="'Liberation Sans'"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8535in"/>
    </style:style>
    <style:style style:name="Table2.C" style:family="table-column">
      <style:table-column-properties style:column-width="0.9889in"/>
    </style:style>
    <style:style style:name="Table2.D" style:family="table-column">
      <style:table-column-properties style:column-width="0.9896in"/>
    </style:style>
    <style:style style:name="Table2.G" style:family="table-column">
      <style:table-column-properties style:column-width="0.9917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BatteryConfiguration" style:family="table">
      <style:table-properties style:width="6.9375in" fo:margin-left="-0.0063in" table:align="left"/>
    </style:style>
    <style:style style:name="BatteryConfiguration.A" style:family="table-column">
      <style:table-column-properties style:column-width="0.875in"/>
    </style:style>
    <style:style style:name="BatteryConfiguration.B" style:family="table-column">
      <style:table-column-properties style:column-width="0.8646in"/>
    </style:style>
    <style:style style:name="BatteryConfiguration.A1" style:family="table-cell">
      <style:table-cell-properties fo:background-color="#dddddd" fo:padding="0.0382in" fo:border-left="0.05pt solid #000000" fo:border-right="none" fo:border-top="0.05pt solid #000000" fo:border-bottom="0.05pt solid #000000">
        <style:background-image/>
      </style:table-cell-properties>
    </style:style>
    <style:style style:name="BatteryConfiguration.C1" style:family="table-cell">
      <style:table-cell-properties fo:padding="0.0382in" fo:border-left="0.05pt solid #000000" fo:border-right="none" fo:border-top="0.05pt solid #000000" fo:border-bottom="0.05pt solid #000000"/>
    </style:style>
    <style:style style:name="BatteryConfiguration.D1" style:family="table-cell">
      <style:table-cell-properties fo:padding="0.0382in" fo:border-left="0.05pt solid #000000" fo:border-right="none" fo:border-top="0.05pt solid #000000" fo:border-bottom="0.05pt solid #000000"/>
    </style:style>
    <style:style style:name="BatteryConfiguration.G1" style:family="table-cell">
      <style:table-cell-properties fo:padding="0.0382in" fo:border-left="0.05pt solid #000000" fo:border-right="none" fo:border-top="0.05pt solid #000000" fo:border-bottom="0.05pt solid #000000"/>
    </style:style>
    <style:style style:name="BatteryConfiguration.H1" style:family="table-cell">
      <style:table-cell-properties fo:padding="0.0382in" fo:border="0.05pt solid #000000"/>
    </style:style>
    <style:style style:name="BatteryConfiguration.A2" style:family="table-cell">
      <style:table-cell-properties fo:background-color="#dddddd" fo:padding="0.0382in" fo:border-left="0.05pt solid #000000" fo:border-right="none" fo:border-top="none" fo:border-bottom="0.05pt solid #000000">
        <style:background-image/>
      </style:table-cell-properties>
    </style:style>
    <style:style style:name="BatteryConfiguration.C2" style:family="table-cell">
      <style:table-cell-properties fo:padding="0.0382in" fo:border-left="0.05pt solid #000000" fo:border-right="none" fo:border-top="none" fo:border-bottom="0.05pt solid #000000"/>
    </style:style>
    <style:style style:name="BatteryConfiguration.D2" style:family="table-cell">
      <style:table-cell-properties fo:padding="0.0382in" fo:border-left="0.05pt solid #000000" fo:border-right="none" fo:border-top="none" fo:border-bottom="0.05pt solid #000000"/>
    </style:style>
    <style:style style:name="BatteryConfiguration.G2" style:family="table-cell">
      <style:table-cell-properties fo:padding="0.0382in" fo:border-left="0.05pt solid #000000" fo:border-right="none" fo:border-top="none" fo:border-bottom="0.05pt solid #000000"/>
    </style:style>
    <style:style style:name="BatteryConfiguration.H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552fd" officeooo:paragraph-rsid="001552fd"/>
    </style:style>
    <style:style style:name="P2" style:family="paragraph" style:parent-style-name="Standard">
      <style:text-properties officeooo:rsid="0016f66e" officeooo:paragraph-rsid="0016f66e"/>
    </style:style>
    <style:style style:name="P3" style:family="paragraph" style:parent-style-name="Standard">
      <style:text-properties fo:font-weight="bold" officeooo:rsid="001552fd" officeooo:paragraph-rsid="001552fd" style:font-weight-asian="bold" style:font-weight-complex="bold"/>
    </style:style>
    <style:style style:name="P4" style:family="paragraph" style:parent-style-name="Standard">
      <style:text-properties fo:font-weight="bold" officeooo:rsid="001552fd" officeooo:paragraph-rsid="002539ea" style:font-weight-asian="bold" style:font-weight-complex="bold"/>
    </style:style>
    <style:style style:name="P5" style:family="paragraph" style:parent-style-name="Standard">
      <style:text-properties fo:font-weight="bold" officeooo:rsid="0018a542" officeooo:paragraph-rsid="0018a542" style:font-weight-asian="bold" style:font-weight-complex="bold"/>
    </style:style>
    <style:style style:name="P6" style:family="paragraph" style:parent-style-name="Standard">
      <style:text-properties fo:font-weight="bold" officeooo:rsid="0016f66e" officeooo:paragraph-rsid="0016f66e" style:font-weight-asian="bold" style:font-weight-complex="bold"/>
    </style:style>
    <style:style style:name="P7" style:family="paragraph" style:parent-style-name="Standard">
      <style:text-properties fo:font-weight="bold" officeooo:rsid="002539ea" officeooo:paragraph-rsid="002539ea" style:font-weight-asian="bold" style:font-weight-complex="bold"/>
    </style:style>
    <style:style style:name="P8" style:family="paragraph" style:parent-style-name="Standard">
      <style:text-properties fo:font-weight="bold" officeooo:rsid="00258e91" officeooo:paragraph-rsid="00258e91" style:font-weight-asian="bold" style:font-weight-complex="bold"/>
    </style:style>
    <style:style style:name="P9" style:family="paragraph" style:parent-style-name="Standard">
      <style:text-properties fo:font-weight="bold" officeooo:rsid="00258e91" officeooo:paragraph-rsid="002683e7" style:font-weight-asian="bold" style:font-weight-complex="bold"/>
    </style:style>
    <style:style style:name="P10" style:family="paragraph" style:parent-style-name="Standard">
      <style:text-properties fo:font-weight="bold" officeooo:rsid="002683e7" officeooo:paragraph-rsid="002683e7" style:font-weight-asian="bold" style:font-weight-complex="bold"/>
    </style:style>
    <style:style style:name="P11" style:family="paragraph" style:parent-style-name="Standard">
      <style:text-properties fo:font-weight="bold" officeooo:rsid="0026b2d7" officeooo:paragraph-rsid="0026b2d7" style:font-weight-asian="bold" style:font-weight-complex="bold"/>
    </style:style>
    <style:style style:name="P12" style:family="paragraph" style:parent-style-name="Standard">
      <style:text-properties fo:font-weight="bold" officeooo:rsid="0026e2f4" officeooo:paragraph-rsid="0026e2f4" style:font-weight-asian="bold" style:font-weight-complex="bold"/>
    </style:style>
    <style:style style:name="P13" style:family="paragraph" style:parent-style-name="Standard">
      <style:text-properties fo:font-weight="bold" officeooo:rsid="002e97e3" officeooo:paragraph-rsid="002e97e3" style:font-weight-asian="bold" style:font-weight-complex="bold"/>
    </style:style>
    <style:style style:name="P14" style:family="paragraph" style:parent-style-name="Standard">
      <style:text-properties fo:font-weight="normal" officeooo:rsid="00209565" officeooo:paragraph-rsid="00209565" style:font-weight-asian="normal" style:font-weight-complex="normal"/>
    </style:style>
    <style:style style:name="P15" style:family="paragraph" style:parent-style-name="Standard">
      <style:text-properties fo:font-weight="normal" officeooo:rsid="002539ea" officeooo:paragraph-rsid="002539ea" style:font-weight-asian="normal" style:font-weight-complex="normal"/>
    </style:style>
    <style:style style:name="P16" style:family="paragraph" style:parent-style-name="Standard">
      <style:text-properties officeooo:rsid="00209565" officeooo:paragraph-rsid="00209565"/>
    </style:style>
    <style:style style:name="P17" style:family="paragraph" style:parent-style-name="Table_20_Contents">
      <style:text-properties officeooo:rsid="002539ea" officeooo:paragraph-rsid="002539ea"/>
    </style:style>
    <style:style style:name="P18" style:family="paragraph" style:parent-style-name="Table_20_Contents">
      <style:text-properties officeooo:rsid="002e97e3" officeooo:paragraph-rsid="002e97e3"/>
    </style:style>
    <style:style style:name="P19" style:family="paragraph" style:parent-style-name="Table_20_Contents">
      <style:text-properties officeooo:rsid="002f6ae1" officeooo:paragraph-rsid="002f6ae1"/>
    </style:style>
    <style:style style:name="P20" style:family="paragraph" style:parent-style-name="Table_20_Heading">
      <style:text-properties officeooo:rsid="002539ea" officeooo:paragraph-rsid="002539ea"/>
    </style:style>
    <style:style style:name="P21" style:family="paragraph" style:parent-style-name="Table_20_Heading">
      <style:text-properties officeooo:rsid="002e97e3" officeooo:paragraph-rsid="002e97e3"/>
    </style:style>
    <style:style style:name="P22" style:family="paragraph" style:parent-style-name="Table_20_Heading">
      <style:text-properties officeooo:rsid="002f6ae1" officeooo:paragraph-rsid="002f6ae1"/>
    </style:style>
    <style:style style:name="P23" style:family="paragraph" style:parent-style-name="Standard">
      <style:text-properties fo:font-weight="bold" officeooo:rsid="002e97e3" officeooo:paragraph-rsid="002e97e3" style:font-weight-asian="bold" style:font-weight-complex="bold"/>
    </style:style>
    <style:style style:name="P24" style:family="paragraph" style:parent-style-name="Standard">
      <style:text-properties fo:font-weight="bold" officeooo:rsid="002fb122" officeooo:paragraph-rsid="002fb122" style:font-weight-asian="bold" style:font-weight-complex="bold"/>
    </style:style>
    <style:style style:name="P25" style:family="paragraph" style:parent-style-name="Standard">
      <style:text-properties fo:font-weight="normal" officeooo:rsid="002fb122" officeooo:paragraph-rsid="002fb122" style:font-weight-asian="normal" style:font-weight-complex="normal"/>
    </style:style>
    <style:style style:name="P26" style:family="paragraph" style:parent-style-name="Table_20_Contents">
      <style:text-properties officeooo:rsid="002fb122" officeooo:paragraph-rsid="002fb122"/>
    </style:style>
    <style:style style:name="P27" style:family="paragraph" style:parent-style-name="Table_20_Contents">
      <style:text-properties fo:font-weight="bold" officeooo:rsid="002fb122" officeooo:paragraph-rsid="002fb122" style:font-weight-asian="bold" style:font-weight-complex="bold"/>
    </style:style>
    <style:style style:name="P2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style:paragraph-properties fo:margin-left="0in" fo:margin-right="0in" fo:margin-top="0in" fo:margin-bottom="0in" fo:line-height="100%" fo:text-indent="0in"/>
    </style:style>
    <style:style style:name="P3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Palatino Linotype"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3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Palatino Linotype"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 style:family="paragraph">
      <style:paragraph-properties fo:margin-left="0in" fo:margin-right="0in" fo:margin-top="0in" fo:margin-bottom="0in" fo:line-height="100%" fo:text-indent="0in"/>
      <style:text-properties fo:font-variant="normal" fo:text-transform="none" fo:color="#808080" style:text-outline="false" style:text-line-through-style="none" style:text-line-through-type="none" style:font-name="Palatino Linotype"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color="#333333"/>
    </style:style>
    <style:style style:name="T2" style:family="text">
      <style:text-properties fo:color="#333333" officeooo:rsid="002cfa36"/>
    </style:style>
    <style:style style:name="T3" style:family="text">
      <style:text-properties fo:color="#000080"/>
    </style:style>
    <style:style style:name="T4" style:family="text">
      <style:text-properties officeooo:rsid="00235bca"/>
    </style:style>
    <style:style style:name="T5" style:family="text">
      <style:text-properties officeooo:rsid="0024ab0b"/>
    </style:style>
    <style:style style:name="T6" style:family="text">
      <style:text-properties officeooo:rsid="002539ea"/>
    </style:style>
    <style:style style:name="T7" style:family="text">
      <style:text-properties fo:font-weight="bold" style:font-weight-asian="bold" style:font-weight-complex="bold"/>
    </style:style>
    <style:style style:name="T8" style:family="text">
      <style:text-properties fo:font-weight="bold" officeooo:rsid="002539ea" style:font-weight-asian="bold" style:font-weight-complex="bold"/>
    </style:style>
    <style:style style:name="T9" style:family="text">
      <style:text-properties officeooo:rsid="002683e7"/>
    </style:style>
    <style:style style:name="T10" style:family="text">
      <style:text-properties officeooo:rsid="002e97e3"/>
    </style:style>
    <style:style style:name="T11" style:family="text">
      <style:text-properties officeooo:rsid="002f6ae1"/>
    </style:style>
    <style:style style:name="T12" style:family="text">
      <style:text-properties officeooo:rsid="0031a8ee"/>
    </style:style>
    <style:style style:name="T13" style:family="text">
      <style:text-properties officeooo:rsid="0031bdf0"/>
    </style:style>
    <style:style style:name="T14" style:family="text">
      <style:text-properties fo:font-variant="normal" fo:text-transform="none" style:use-window-font-color="true" style:text-outline="false" style:text-line-through-style="none" style:text-line-through-type="none" style:font-name="Palatino Linotype"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Palatino Linotype"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6" style:family="text">
      <style:text-properties fo:font-variant="normal" fo:text-transform="none" fo:color="#808080" style:text-outline="false" style:text-line-through-style="none" style:text-line-through-type="none" style:font-name="Palatino Linotype"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681in" fo:min-width="0.3693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634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34in" fo:min-width="1.292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34in" fo:min-width="1.3909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34in" fo:min-width="1.381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39in" fo:min-width="5.192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82in" fo:min-width="0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701in" fo:min-width="0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34in" fo:min-width="1.243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34in" fo:min-width="1.3425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34in" fo:min-width="1.3339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34in" fo:min-width="1.2839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39in" fo:min-width="5.540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39in" fo:min-width="5.3457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34in" fo:min-width="1.1937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39in" fo:min-width="5.1909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Pika</text:span> <text:span text:style-name="T5">R</text:span>obot </text:p>
      <text:p text:style-name="P3"/>
      <text:p text:style-name="P3">Compass Module Calibration:</text:p>
      <text:p text:style-name="P3"/>
      <text:p text:style-name="P7">Pika Description:</text:p>
      <text:p text:style-name="P15">Pika is a robotic rover that is built from the Pololu Zumo robot with several modifications allowing for obstruction detection and lighting.</text:p>
      <text:p text:style-name="P3"/>
      <text:p text:style-name="P3">Problem:</text:p>
      <text:p text:style-name="P1">The compass module on the <text:span text:style-name="T6">Pika</text:span> robot is capable of measuring both acceleration and direction in three axis. <text:s/>The direction is determined by the magnetic pull on the compass module. <text:s/>Due to both normal variations and <text:span text:style-name="T4">inaccuracies</text:span> in the compass module as well as the magnetic pull of two motors and a servo on the <text:span text:style-name="T6">Pika</text:span> robot the compass module may not be accurate. <text:s/>This is compounded by the effect of the motors and servo on the compass while they are in operation. <text:s/>In order to accurately gauge the direction using the compass module we must run various tests and determine a reasonable range and method by which we can determine when we have pointed a certain direction in various conditions.</text:p>
      <text:p text:style-name="P1"/>
      <text:p text:style-name="P3">Test Procedures:</text:p>
      <text:p text:style-name="P1">While under the operating environment of the test take <text:span text:style-name="T6">5</text:span>00<text:span text:style-name="T6">0</text:span> readings from the compass module with the robot positioned in one of the four cardinal directions. <text:s/>After taking the <text:span text:style-name="T6">50</text:span>00 readings they will be used to determine a reasonable max and min value that translates to the cardinal direction under that operating environment.</text:p>
      <text:p text:style-name="P1"/>
      <text:p text:style-name="P3">Operating Environments to Test:</text:p>
      <text:p text:style-name="P1">Right motor forward 50, Left motor reverse 50</text:p>
      <text:p text:style-name="P1">Right motor reverse 50, Left motor forward 50</text:p>
      <text:p text:style-name="P1">Right motor forward 100, Left motor forward 100</text:p>
      <text:p text:style-name="P1">Right motor reverse 100, Left motor reverse 100</text:p>
      <text:p text:style-name="P1">Right motor forward 0, Left motor forward 0</text:p>
      <text:p text:style-name="P1"/>
      <text:p text:style-name="P3">Cardinal directions to test:</text:p>
      <text:p text:style-name="P1">North</text:p>
      <text:p text:style-name="P1">South </text:p>
      <text:p text:style-name="P1">East</text:p>
      <text:p text:style-name="P1">West</text:p>
      <text:p text:style-name="P1"/>
      <text:p text:style-name="P3">Constants:</text:p>
      <text:p text:style-name="P1">Servo position of 90</text:p>
      <text:p text:style-name="P1"/>
      <text:p text:style-name="P6">Control:</text:p>
      <text:p text:style-name="P2">Brunton Compass</text:p>
      <text:p text:style-name="P2"/>
      <text:p text:style-name="P6">Anomolies:</text:p>
      <text:p text:style-name="P2">The bolts in the table I sit at cause the control compass to point to a false north.</text:p>
      <text:p text:style-name="P2"/>
      <text:p text:style-name="P5"><text:soft-page-break/>Tests:</text:p>
      <text:p text:style-name="P16"/>
      <text:p text:style-name="P16"><text:span text:style-name="T7">Sanity Check of the Test </text:span><text:span text:style-name="T8">Sample Size</text:span></text:p>
      <text:p text:style-name="P15">In order to determine an appropriate sample size for the test multiple tests were completed with Pika facing north with under the Right motor forward 50, Left motor reverse 50 operating environment. <text:s/>The following results were found:</text:p>
      <table:table table:name="Table1" table:style-name="Table1">
        <table:table-column table:style-name="Table1.A" table:number-columns-repeated="3"/>
        <table:table-column table:style-name="Table1.D"/>
        <table:table-header-rows>
          <table:table-row>
            <table:table-cell table:style-name="Table1.A1" office:value-type="string">
              <text:p text:style-name="P20">200</text:p>
            </table:table-cell>
            <table:table-cell table:style-name="Table1.A1" office:value-type="string">
              <text:p text:style-name="P20">400</text:p>
            </table:table-cell>
            <table:table-cell table:style-name="Table1.A1" office:value-type="string">
              <text:p text:style-name="P20">1000</text:p>
            </table:table-cell>
            <table:table-cell table:style-name="Table1.D1" office:value-type="string">
              <text:p text:style-name="P20">5000</text:p>
            </table:table-cell>
          </table:table-row>
        </table:table-header-rows>
        <table:table-row>
          <table:table-cell table:style-name="Table1.A2" office:value-type="string">
            <text:p text:style-name="Table_20_Contents"/>
          </table:table-cell>
          <table:table-cell table:style-name="Table1.A2" office:value-type="string">
            <text:p text:style-name="P17">(130, 689)</text:p>
          </table:table-cell>
          <table:table-cell table:style-name="Table1.A2" office:value-type="string">
            <text:p text:style-name="P17">(107, 678)</text:p>
          </table:table-cell>
          <table:table-cell table:style-name="Table1.D2" office:value-type="string">
            <text:p text:style-name="P17">(115, 667)</text:p>
          </table:table-cell>
        </table:table-row>
        <table:table-row>
          <table:table-cell table:style-name="Table1.A2" office:value-type="string">
            <text:p text:style-name="Table_20_Contents"/>
          </table:table-cell>
          <table:table-cell table:style-name="Table1.A2" office:value-type="string">
            <text:p text:style-name="P17">(120, 690)</text:p>
          </table:table-cell>
          <table:table-cell table:style-name="Table1.A2" office:value-type="string">
            <text:p text:style-name="P17">(121, 673)</text:p>
          </table:table-cell>
          <table:table-cell table:style-name="Table1.D2" office:value-type="string">
            <text:p text:style-name="P17">(116, 664)</text:p>
          </table:table-cell>
        </table:table-row>
        <table:table-row>
          <table:table-cell table:style-name="Table1.A2" office:value-type="string">
            <text:p text:style-name="Table_20_Contents"/>
          </table:table-cell>
          <table:table-cell table:style-name="Table1.A2" office:value-type="string">
            <text:p text:style-name="P17">(98, 674)</text:p>
          </table:table-cell>
          <table:table-cell table:style-name="Table1.A2" office:value-type="string">
            <text:p text:style-name="P17">(99,676)</text:p>
          </table:table-cell>
          <table:table-cell table:style-name="Table1.D2" office:value-type="string">
            <text:p text:style-name="P17"/>
          </table:table-cell>
        </table:table-row>
        <table:table-row>
          <table:table-cell table:style-name="Table1.A2" office:value-type="string">
            <text:p text:style-name="Table_20_Contents"/>
          </table:table-cell>
          <table:table-cell table:style-name="Table1.A2" office:value-type="string">
            <text:p text:style-name="P17">(117, 691)</text:p>
          </table:table-cell>
          <table:table-cell table:style-name="Table1.A2" office:value-type="string">
            <text:p text:style-name="P17">(121,673)</text:p>
          </table:table-cell>
          <table:table-cell table:style-name="Table1.D2" office:value-type="string">
            <text:p text:style-name="Table_20_Contents"/>
          </table:table-cell>
        </table:table-row>
      </table:table>
      <text:p text:style-name="P15"/>
      <text:p text:style-name="P15">A sample size of 5000 was decided on based on the reasonably small variations in mean calculated after multiple individual tests.</text:p>
      <text:p text:style-name="P14"/>
      <text:p text:style-name="P1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Right motor forward 50, Left motor reverse 50 <text:span text:style-name="T10">(RF50LR50)</text:span></text:p>
      <text:p text:style-name="P8">North:</text:p>
      <text:p text:style-name="P8"/>
      <text:p text:style-name="P8"><draw:frame draw:style-name="fr1" draw:name="Object1" text:anchor-type="paragraph" svg:width="6.8445in" svg:height="3.4055in" draw:z-index="0"><draw:object xlink:href="./Object 1" xlink:type="simple" xlink:show="embed" xlink:actuate="onLoad"/><draw:image xlink:href="./ObjectReplacements/Object 1" xlink:type="simple" xlink:show="embed" xlink:actuate="onLoad"/></draw:frame></text:p>
      <text:p text:style-name="P4"/>
      <text:p text:style-name="P8">South:</text:p>
      <text:p text:style-name="P8"><draw:frame draw:style-name="fr1" draw:name="Object2" text:anchor-type="paragraph" svg:width="6.9063in" svg:height="3.4362in" draw:z-index="1"><draw:object xlink:href="./Object 2" xlink:type="simple" xlink:show="embed" xlink:actuate="onLoad"/><draw:image xlink:href="./ObjectReplacements/Object 2" xlink:type="simple" xlink:show="embed" xlink:actuate="onLoad"/></draw:frame></text:p>
      <text:p text:style-name="P8"/>
      <text:p text:style-name="P8"/>
      <text:p text:style-name="P8"><text:soft-page-break/>East:</text:p>
      <text:p text:style-name="P8"><draw:frame draw:style-name="fr1" draw:name="Object3" text:anchor-type="paragraph" svg:width="6.9898in" svg:height="3.478in" draw:z-index="2"><draw:object xlink:href="./Object 3" xlink:type="simple" xlink:show="embed" xlink:actuate="onLoad"/><draw:image xlink:href="./ObjectReplacements/Object 3" xlink:type="simple" xlink:show="embed" xlink:actuate="onLoad"/></draw:frame></text:p>
      <text:p text:style-name="P8">West:</text:p>
      <text:p text:style-name="P8"/>
      <text:p text:style-name="P8"><draw:frame draw:style-name="fr1" draw:name="Object4" text:anchor-type="paragraph" svg:width="6.9272in" svg:height="3.4465in" draw:z-index="3"><draw:object xlink:href="./Object 4" xlink:type="simple" xlink:show="embed" xlink:actuate="onLoad"/><draw:image xlink:href="./ObjectReplacements/Object 4" xlink:type="simple" xlink:show="embed" xlink:actuate="onLoad"/></draw:frame></text:p>
      <text:p text:style-name="P8"/>
      <text:p text:style-name="P4"/>
      <text:p text:style-name="P4"/>
      <text:p text:style-name="P4"/>
      <text:p text:style-name="P4"><text:soft-page-break/></text:p>
      <text:p text:style-name="P4"><draw:g text:anchor-type="paragraph" draw:z-index="19" draw:style-name="gr1"><draw:custom-shape draw:style-name="gr2" draw:text-style-name="P28" svg:width="0.8004in" svg:height="0.8004in" svg:x="3.0783in" svg:y="1.331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8" svg:x1="4.1283in" svg:y1="1.7319in" svg:x2="2.7783in" svg:y2="1.7319in"><text:p/></draw:line><draw:line draw:style-name="gr3" draw:text-style-name="P28" svg:x1="3.4783in" svg:y1="1.0319in" svg:x2="3.4783in" svg:y2="2.4319in"><text:p/></draw:line><draw:frame draw:style-name="gr4" draw:text-style-name="P30" svg:width="1.6504in" svg:height="0.3622in" svg:x="2.6283in" svg:y="0.6819in"><draw:text-box><text:p text:style-name="P29"><text:span text:style-name="T14">N: (105.7, 674.3)</text:span></text:p></draw:text-box></draw:frame><draw:frame draw:style-name="gr5" draw:text-style-name="P30" svg:width="1.4898in" svg:height="0.3622in" svg:x="4.1783in" svg:y="1.5319in"><draw:text-box><text:p text:style-name="P29"><text:span text:style-name="T14">E: (19.5, -347.2)</text:span></text:p></draw:text-box></draw:frame><draw:frame draw:style-name="gr6" draw:text-style-name="P30" svg:width="1.5886in" svg:height="0.3622in" svg:x="2.6909in" svg:y="2.4217in"><draw:text-box><text:p text:style-name="P29"><text:span text:style-name="T14">S:(-186.1, -568.7)</text:span></text:p></draw:text-box></draw:frame><draw:frame draw:style-name="gr7" draw:text-style-name="P30" svg:width="1.5795in" svg:height="0.3622in" svg:x="1.2492in" svg:y="1.5319in"><draw:text-box><text:p text:style-name="P29"><text:span text:style-name="T14">W:(-15.7, -757.0)</text:span></text:p></draw:text-box></draw:frame><draw:frame draw:style-name="gr8" draw:text-style-name="P31" svg:width="5.3906in" svg:height="0.4378in" svg:x="0.9283in" svg:y="0.0445in"><draw:text-box><text:p text:style-name="P29"><text:span text:style-name="T15">Right motor forward 50, Left motor reverse 50</text:span></text:p></draw:text-box></draw:frame><draw:frame draw:style-name="gr9" draw:text-style-name="P32" svg:width="1.0504in" svg:height="0.287in" svg:x="2.4283in" svg:y="0.948in"><draw:text-box><text:p text:style-name="P29"><text:span text:style-name="T16">(107.9, 675.9)</text:span></text:p></draw:text-box></draw:frame><draw:frame draw:style-name="gr9" draw:text-style-name="P32" svg:width="1.0504in" svg:height="0.287in" svg:x="3.9283in" svg:y="1.748in"><draw:text-box><text:p text:style-name="P29"><text:span text:style-name="T16">(17.7, -348.9)</text:span></text:p></draw:text-box></draw:frame><draw:frame draw:style-name="gr9" draw:text-style-name="P32" svg:width="1.0504in" svg:height="0.287in" svg:x="3.9283in" svg:y="1.398in"><draw:text-box><text:p text:style-name="P29"><text:span text:style-name="T16">(21.3, -345.6)</text:span></text:p></draw:text-box></draw:frame><draw:frame draw:style-name="gr9" draw:text-style-name="P32" svg:width="1.0504in" svg:height="0.287in" svg:x="3.5283in" svg:y="0.948in"><draw:text-box><text:p text:style-name="P29"><text:span text:style-name="T16">(103.5, 672.7)</text:span></text:p></draw:text-box></draw:frame><draw:frame draw:style-name="gr9" draw:text-style-name="P32" svg:width="1.0504in" svg:height="0.287in" svg:x="1.9283in" svg:y="1.348in"><draw:text-box><text:p text:style-name="P29"><text:span text:style-name="T16">(-13.8, -755.5)</text:span></text:p></draw:text-box></draw:frame><draw:frame draw:style-name="gr9" draw:text-style-name="P32" svg:width="1.1004in" svg:height="0.287in" svg:x="3.4783in" svg:y="2.2579in"><draw:text-box><text:p text:style-name="P29"><text:span text:style-name="T16">(-188.1, -570.5)</text:span></text:p></draw:text-box></draw:frame><draw:frame draw:style-name="gr10" draw:text-style-name="P32" svg:width="1.1004in" svg:height="0.4689in" svg:x="2.4283in" svg:y="2.248in"><draw:text-box><text:p text:style-name="P29"><text:span text:style-name="T16">(-184.1, -566.9)</text:span></text:p></draw:text-box></draw:frame><draw:frame draw:style-name="gr9" draw:text-style-name="P32" svg:width="1.0504in" svg:height="0.287in" svg:x="1.9283in" svg:y="1.8319in"><draw:text-box><text:p text:style-name="P29"><text:span text:style-name="T16">(-17.6, -758.6)</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Right motor reverse 50, Left motor forward 50 <text:span text:style-name="T10">(RR50LF50)</text:span></text:p>
      <text:p text:style-name="P8">North</text:p>
      <text:p text:style-name="P9"><draw:frame draw:style-name="fr1" draw:name="Object5" text:anchor-type="paragraph" svg:width="6.9016in" svg:height="3.4339in" draw:z-index="4"><draw:object xlink:href="./Object 5" xlink:type="simple" xlink:show="embed" xlink:actuate="onLoad"/><draw:image xlink:href="./ObjectReplacements/Object 5" xlink:type="simple" xlink:show="embed" xlink:actuate="onLoad"/></draw:frame></text:p>
      <text:p text:style-name="P9">South</text:p>
      <text:p text:style-name="P9"/>
      <text:p text:style-name="P9"><draw:frame draw:style-name="fr1" draw:name="Object9" text:anchor-type="paragraph" svg:width="6.9in" svg:height="3.4335in" draw:z-index="8"><draw:object xlink:href="./Object 9" xlink:type="simple" xlink:show="embed" xlink:actuate="onLoad"/><draw:image xlink:href="./ObjectReplacements/Object 9" xlink:type="simple" xlink:show="embed" xlink:actuate="onLoad"/></draw:frame></text:p>
      <text:p text:style-name="P9"/>
      <text:p text:style-name="P9"><text:line-break/></text:p>
      <text:p text:style-name="P9"><text:soft-page-break/><text:span text:style-name="T9">E</text:span>ast</text:p>
      <text:p text:style-name="P8"><draw:frame draw:style-name="fr2" draw:name="Object13" text:anchor-type="paragraph" svg:x="0.1291in" svg:y="0.1709in" svg:width="6.8118in" svg:height="3.3898in" draw:z-index="20"><draw:object xlink:href="./Object 13" xlink:type="simple" xlink:show="embed" xlink:actuate="onLoad"/><draw:image xlink:href="./ObjectReplacements/Object 13" xlink:type="simple" xlink:show="embed" xlink:actuate="onLoad"/></draw:frame></text:p>
      <text:p text:style-name="P8">West</text:p>
      <text:p text:style-name="P8"/>
      <text:p text:style-name="P8"><draw:frame draw:style-name="fr1" draw:name="Object17" text:anchor-type="paragraph" svg:width="6.8457in" svg:height="3.4063in" draw:z-index="15"><draw:object xlink:href="./Object 17" xlink:type="simple" xlink:show="embed" xlink:actuate="onLoad"/><draw:image xlink:href="./ObjectReplacements/Object 17" xlink:type="simple" xlink:show="embed" xlink:actuate="onLoad"/></draw:frame></text:p>
      <text:p text:style-name="P8"/>
      <text:p text:style-name="P8"/>
      <text:p text:style-name="P8"/>
      <text:p text:style-name="P8"><draw:g text:anchor-type="paragraph" draw:z-index="21" draw:style-name="gr1"><draw:custom-shape draw:style-name="gr2" draw:text-style-name="P28" svg:width="0.8004in" svg:height="0.8004in" svg:x="2.6307in" svg:y="1.28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8" svg:x1="3.6807in" svg:y1="1.6839in" svg:x2="2.3307in" svg:y2="1.6839in"><text:p/></draw:line><draw:line draw:style-name="gr3" draw:text-style-name="P28" svg:x1="3.0307in" svg:y1="0.9839in" svg:x2="3.0307in" svg:y2="2.3839in"><text:p/></draw:line><draw:frame draw:style-name="gr4" draw:text-style-name="P30" svg:width="1.6504in" svg:height="0.3622in" svg:x="2.1807in" svg:y="0.6339in"><draw:text-box><text:p text:style-name="P29"><text:span text:style-name="T14">N: (113.2, 666.9 )</text:span></text:p></draw:text-box></draw:frame><draw:frame draw:style-name="gr11" draw:text-style-name="P30" svg:width="1.4413in" svg:height="0.3622in" svg:x="3.7307in" svg:y="1.4839in"><draw:text-box><text:p text:style-name="P29"><text:span text:style-name="T14">E: (22.9,-384.5)</text:span></text:p></draw:text-box></draw:frame><draw:frame draw:style-name="gr12" draw:text-style-name="P30" svg:width="1.5398in" svg:height="0.3622in" svg:x="2.2433in" svg:y="2.3736in"><draw:text-box><text:p text:style-name="P29"><text:span text:style-name="T14">S:(-171.4,-572.3)</text:span></text:p></draw:text-box></draw:frame><draw:frame draw:style-name="gr13" draw:text-style-name="P30" svg:width="1.5315in" svg:height="0.3622in" svg:x="0.8016in" svg:y="1.4839in"><draw:text-box><text:p text:style-name="P29"><text:span text:style-name="T14">W:(-8.5,-760.18)</text:span></text:p></draw:text-box></draw:frame><draw:frame draw:style-name="gr8" draw:text-style-name="P31" svg:width="5.3906in" svg:height="0.4378in" svg:x="0.4807in" svg:y="-0.0035in"><draw:text-box><text:p text:style-name="P29"><text:span text:style-name="T15">Right motor reverse 50, Left motor forward 50</text:span></text:p></draw:text-box></draw:frame><draw:frame draw:style-name="gr9" draw:text-style-name="P32" svg:width="1.0504in" svg:height="0.287in" svg:x="1.9807in" svg:y="0.9in"><draw:text-box><text:p text:style-name="P29"><text:span text:style-name="T16">(111.3,665.0)</text:span></text:p></draw:text-box></draw:frame><draw:frame draw:style-name="gr9" draw:text-style-name="P32" svg:width="1.0504in" svg:height="0.287in" svg:x="3.4807in" svg:y="1.7in"><draw:text-box><text:p text:style-name="P29"><text:span text:style-name="T16">(21.1,-350.4)</text:span></text:p></draw:text-box></draw:frame><draw:frame draw:style-name="gr9" draw:text-style-name="P32" svg:width="1.0504in" svg:height="0.287in" svg:x="3.4807in" svg:y="1.35in"><draw:text-box><text:p text:style-name="P29"><text:span text:style-name="T16">(24.8,-346.7)</text:span></text:p></draw:text-box></draw:frame><draw:frame draw:style-name="gr9" draw:text-style-name="P32" svg:width="1.0504in" svg:height="0.287in" svg:x="3.0807in" svg:y="0.9in"><draw:text-box><text:p text:style-name="P29"><text:span text:style-name="T16">(115.1,668.7)</text:span></text:p></draw:text-box></draw:frame><draw:frame draw:style-name="gr9" draw:text-style-name="P32" svg:width="1.0504in" svg:height="0.287in" svg:x="1.4807in" svg:y="1.3in"><draw:text-box><text:p text:style-name="P29"><text:span text:style-name="T16">(-6.7,-758.3)</text:span></text:p></draw:text-box></draw:frame><draw:frame draw:style-name="gr9" draw:text-style-name="P32" svg:width="1.1004in" svg:height="0.287in" svg:x="3.0307in" svg:y="2.2098in"><draw:text-box><text:p text:style-name="P29"><text:span text:style-name="T16">(-173.4,-574.3)</text:span></text:p></draw:text-box></draw:frame><draw:frame draw:style-name="gr10" draw:text-style-name="P32" svg:width="1.1004in" svg:height="0.4689in" svg:x="1.9807in" svg:y="2.2in"><draw:text-box><text:p text:style-name="P29"><text:span text:style-name="T16">(-169.4,-570.4)</text:span></text:p></draw:text-box></draw:frame><draw:frame draw:style-name="gr9" draw:text-style-name="P32" svg:width="1.0504in" svg:height="0.287in" svg:x="1.4807in" svg:y="1.7839in"><draw:text-box><text:p text:style-name="P29"><text:span text:style-name="T16">(-10.2,-762.0)</text:span></text:p></draw:text-box></draw:frame></draw:g><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Right motor forward 100, Left motor forward 100 <text:span text:style-name="T10">(RF100LF100)</text:span></text:p>
      <text:p text:style-name="P8">North</text:p>
      <text:p text:style-name="P8"/>
      <text:p text:style-name="P8"><draw:frame draw:style-name="fr1" draw:name="Object6" text:anchor-type="paragraph" svg:width="6.8638in" svg:height="3.4154in" draw:z-index="5"><draw:object xlink:href="./Object 6" xlink:type="simple" xlink:show="embed" xlink:actuate="onLoad"/><draw:image xlink:href="./ObjectReplacements/Object 6" xlink:type="simple" xlink:show="embed" xlink:actuate="onLoad"/></draw:frame></text:p>
      <text:p text:style-name="P10">South</text:p>
      <text:p text:style-name="P10"><draw:frame draw:style-name="fr1" draw:name="Object10" text:anchor-type="paragraph" svg:width="6.8839in" svg:height="3.4252in" draw:z-index="9"><draw:object xlink:href="./Object 10" xlink:type="simple" xlink:show="embed" xlink:actuate="onLoad"/><draw:image xlink:href="./ObjectReplacements/Object 10" xlink:type="simple" xlink:show="embed" xlink:actuate="onLoad"/></draw:frame></text:p>
      <text:p text:style-name="P8"/>
      <text:p text:style-name="P8"/>
      <text:p text:style-name="P8"/>
      <text:p text:style-name="P10"><text:soft-page-break/>East</text:p>
      <text:p text:style-name="P8"/>
      <text:p text:style-name="P8"><draw:frame draw:style-name="fr1" draw:name="Object14" text:anchor-type="paragraph" svg:width="6.8862in" svg:height="3.4264in" draw:z-index="12"><draw:object xlink:href="./Object 14" xlink:type="simple" xlink:show="embed" xlink:actuate="onLoad"/><draw:image xlink:href="./ObjectReplacements/Object 14" xlink:type="simple" xlink:show="embed" xlink:actuate="onLoad"/></draw:frame></text:p>
      <text:p text:style-name="P11">West</text:p>
      <text:p text:style-name="P11"><draw:frame draw:style-name="fr1" draw:name="Object18" text:anchor-type="paragraph" svg:width="6.9547in" svg:height="3.4602in" draw:z-index="16"><draw:object xlink:href="./Object 18" xlink:type="simple" xlink:show="embed" xlink:actuate="onLoad"/><draw:image xlink:href="./ObjectReplacements/Object 18" xlink:type="simple" xlink:show="embed" xlink:actuate="onLoad"/></draw:frame></text:p>
      <text:p text:style-name="P11"/>
      <text:p text:style-name="P11"/>
      <text:p text:style-name="P11"/>
      <text:p text:style-name="P11"/>
      <text:p text:style-name="P11"><draw:g text:anchor-type="paragraph" draw:z-index="22" draw:style-name="gr1"><draw:custom-shape draw:style-name="gr2" draw:text-style-name="P28" svg:width="0.8004in" svg:height="0.8004in" svg:x="2.7043in" svg:y="1.28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8" svg:x1="3.7543in" svg:y1="1.6839in" svg:x2="2.4043in" svg:y2="1.6839in"><text:p/></draw:line><draw:line draw:style-name="gr3" draw:text-style-name="P28" svg:x1="3.1043in" svg:y1="0.9839in" svg:x2="3.1043in" svg:y2="2.3839in"><text:p/></draw:line><draw:frame draw:style-name="gr4" draw:text-style-name="P30" svg:width="1.6504in" svg:height="0.3622in" svg:x="2.2543in" svg:y="0.6339in"><draw:text-box><text:p text:style-name="P29"><text:span text:style-name="T14">N: (128.9, 665.5)</text:span></text:p></draw:text-box></draw:frame><draw:frame draw:style-name="gr5" draw:text-style-name="P30" svg:width="1.4898in" svg:height="0.3622in" svg:x="3.8043in" svg:y="1.4839in"><draw:text-box><text:p text:style-name="P29"><text:span text:style-name="T14">E: (20.5, -349.5)</text:span></text:p></draw:text-box></draw:frame><draw:frame draw:style-name="gr6" draw:text-style-name="P30" svg:width="1.5886in" svg:height="0.3622in" svg:x="2.3169in" svg:y="2.3736in"><draw:text-box><text:p text:style-name="P29"><text:span text:style-name="T14">S:(-160.4, -574.5)</text:span></text:p></draw:text-box></draw:frame><draw:frame draw:style-name="gr14" draw:text-style-name="P30" svg:width="1.4815in" svg:height="0.3622in" svg:x="0.8752in" svg:y="1.4839in"><draw:text-box><text:p text:style-name="P29"><text:span text:style-name="T14">W:(-5.2, -757.5)</text:span></text:p></draw:text-box></draw:frame><draw:frame draw:style-name="gr15" draw:text-style-name="P31" svg:width="5.7378in" svg:height="0.4378in" svg:x="0.5543in" svg:y="-0.0035in"><draw:text-box><text:p text:style-name="P29"><text:span text:style-name="T15">Right motor forward 100, Left motor forward 100</text:span></text:p></draw:text-box></draw:frame><draw:frame draw:style-name="gr9" draw:text-style-name="P32" svg:width="1.0504in" svg:height="0.287in" svg:x="2.0543in" svg:y="0.9in"><draw:text-box><text:p text:style-name="P29"><text:span text:style-name="T16">(132.0, 667.6)</text:span></text:p></draw:text-box></draw:frame><draw:frame draw:style-name="gr9" draw:text-style-name="P32" svg:width="1.0504in" svg:height="0.287in" svg:x="3.5543in" svg:y="1.7in"><draw:text-box><text:p text:style-name="P29"><text:span text:style-name="T16">(17.7, -351.4)</text:span></text:p></draw:text-box></draw:frame><draw:frame draw:style-name="gr9" draw:text-style-name="P32" svg:width="1.0504in" svg:height="0.287in" svg:x="3.5543in" svg:y="1.35in"><draw:text-box><text:p text:style-name="P29"><text:span text:style-name="T16">(23.4, -347.5)</text:span></text:p></draw:text-box></draw:frame><draw:frame draw:style-name="gr9" draw:text-style-name="P32" svg:width="1.0504in" svg:height="0.287in" svg:x="3.1543in" svg:y="0.9in"><draw:text-box><text:p text:style-name="P29"><text:span text:style-name="T16">(125.9, 663.6)</text:span></text:p></draw:text-box></draw:frame><draw:frame draw:style-name="gr9" draw:text-style-name="P32" svg:width="1.0504in" svg:height="0.287in" svg:x="1.5543in" svg:y="1.3in"><draw:text-box><text:p text:style-name="P29"><text:span text:style-name="T16">(-2.1, -755.5)</text:span></text:p></draw:text-box></draw:frame><draw:frame draw:style-name="gr9" draw:text-style-name="P32" svg:width="1.1004in" svg:height="0.287in" svg:x="3.1043in" svg:y="2.2098in"><draw:text-box><text:p text:style-name="P29"><text:span text:style-name="T16">(-157.4, -572.4)</text:span></text:p></draw:text-box></draw:frame><draw:frame draw:style-name="gr10" draw:text-style-name="P32" svg:width="1.1004in" svg:height="0.4689in" svg:x="2.0543in" svg:y="2.2in"><draw:text-box><text:p text:style-name="P29"><text:span text:style-name="T16">(-163.5,-576.5)</text:span></text:p></draw:text-box></draw:frame><draw:frame draw:style-name="gr9" draw:text-style-name="P32" svg:width="1.0504in" svg:height="0.287in" svg:x="1.5543in" svg:y="1.7839in"><draw:text-box><text:p text:style-name="P29"><text:span text:style-name="T16">(-8.3, -759.5)</text:span></text:p></draw:text-box></draw:frame></draw:g><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Right motor reverse 100, Left motor reverse 100 <text:span text:style-name="T10">(RR100LR100)</text:span></text:p>
      <text:p text:style-name="P8">North</text:p>
      <text:p text:style-name="P10"><draw:frame draw:style-name="fr1" draw:name="Object7" text:anchor-type="paragraph" svg:width="6.939in" svg:height="3.4528in" draw:z-index="6"><draw:object xlink:href="./Object 7" xlink:type="simple" xlink:show="embed" xlink:actuate="onLoad"/><draw:image xlink:href="./ObjectReplacements/Object 7" xlink:type="simple" xlink:show="embed" xlink:actuate="onLoad"/></draw:frame></text:p>
      <text:p text:style-name="P10">South</text:p>
      <text:p text:style-name="P10"><draw:frame draw:style-name="fr1" draw:name="Object11" text:anchor-type="paragraph" svg:width="6.9882in" svg:height="3.4772in" draw:z-index="10"><draw:object xlink:href="./Object 11" xlink:type="simple" xlink:show="embed" xlink:actuate="onLoad"/><draw:image xlink:href="./ObjectReplacements/Object 11" xlink:type="simple" xlink:show="embed" xlink:actuate="onLoad"/></draw:frame></text:p>
      <text:p text:style-name="P4"/>
      <text:p text:style-name="P4"/>
      <text:p text:style-name="P4"/>
      <text:p text:style-name="P10"><text:soft-page-break/>East</text:p>
      <text:p text:style-name="P4"><draw:frame draw:style-name="fr1" draw:name="Object15" text:anchor-type="paragraph" svg:width="6.8661in" svg:height="3.4161in" draw:z-index="13"><draw:object xlink:href="./Object 15" xlink:type="simple" xlink:show="embed" xlink:actuate="onLoad"/><draw:image xlink:href="./ObjectReplacements/Object 15" xlink:type="simple" xlink:show="embed" xlink:actuate="onLoad"/></draw:frame></text:p>
      <text:p text:style-name="P11">West</text:p>
      <text:p text:style-name="P11"><draw:frame draw:style-name="fr1" draw:name="Object19" text:anchor-type="paragraph" svg:width="6.9465in" svg:height="3.4563in" draw:z-index="17"><draw:object xlink:href="./Object 19" xlink:type="simple" xlink:show="embed" xlink:actuate="onLoad"/><draw:image xlink:href="./ObjectReplacements/Object 19" xlink:type="simple" xlink:show="embed" xlink:actuate="onLoad"/></draw:frame></text:p>
      <text:p text:style-name="P4"/>
      <text:p text:style-name="P4"/>
      <text:p text:style-name="P4"/>
      <text:p text:style-name="P4"/>
      <text:p text:style-name="P4"/>
      <text:p text:style-name="P4"><draw:g text:anchor-type="paragraph" draw:z-index="23" draw:style-name="gr1"><draw:custom-shape draw:style-name="gr2" draw:text-style-name="P28" svg:width="0.8004in" svg:height="0.8004in" svg:x="2.8181in" svg:y="1.28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8" svg:x1="3.8681in" svg:y1="1.6839in" svg:x2="2.5181in" svg:y2="1.6839in"><text:p/></draw:line><draw:line draw:style-name="gr3" draw:text-style-name="P28" svg:x1="3.2181in" svg:y1="0.9839in" svg:x2="3.2181in" svg:y2="2.3839in"><text:p/></draw:line><draw:frame draw:style-name="gr4" draw:text-style-name="P30" svg:width="1.6504in" svg:height="0.3622in" svg:x="2.3681in" svg:y="0.6339in"><draw:text-box><text:p text:style-name="P29"><text:span text:style-name="T14">N: (133.6, 663.1)</text:span></text:p></draw:text-box></draw:frame><draw:frame draw:style-name="gr5" draw:text-style-name="P30" svg:width="1.4898in" svg:height="0.3622in" svg:x="3.9181in" svg:y="1.4839in"><draw:text-box><text:p text:style-name="P29"><text:span text:style-name="T14">E: (21.0, -349.4)</text:span></text:p></draw:text-box></draw:frame><draw:frame draw:style-name="gr6" draw:text-style-name="P30" svg:width="1.5886in" svg:height="0.3622in" svg:x="2.4307in" svg:y="2.3736in"><draw:text-box><text:p text:style-name="P29"><text:span text:style-name="T14">S:(-153.0, -573.0)</text:span></text:p></draw:text-box></draw:frame><draw:frame draw:style-name="gr14" draw:text-style-name="P30" svg:width="1.4815in" svg:height="0.3622in" svg:x="0.989in" svg:y="1.4839in"><draw:text-box><text:p text:style-name="P29"><text:span text:style-name="T14">W:(-0.3, -755.4)</text:span></text:p></draw:text-box></draw:frame><draw:frame draw:style-name="gr16" draw:text-style-name="P31" svg:width="5.5433in" svg:height="0.4378in" svg:x="0.6681in" svg:y="-0.0035in"><draw:text-box><text:p text:style-name="P29"><text:span text:style-name="T15">Right motor reverse 100, Left motor reverse 100</text:span></text:p></draw:text-box></draw:frame><draw:frame draw:style-name="gr9" draw:text-style-name="P32" svg:width="1.0504in" svg:height="0.287in" svg:x="2.1681in" svg:y="0.9in"><draw:text-box><text:p text:style-name="P29"><text:span text:style-name="T16">(135.6, 665.4)</text:span></text:p></draw:text-box></draw:frame><draw:frame draw:style-name="gr9" draw:text-style-name="P32" svg:width="1.0504in" svg:height="0.287in" svg:x="3.6681in" svg:y="1.7in"><draw:text-box><text:p text:style-name="P29"><text:span text:style-name="T16">(19.0, -351.4)</text:span></text:p></draw:text-box></draw:frame><draw:frame draw:style-name="gr9" draw:text-style-name="P32" svg:width="1.0504in" svg:height="0.287in" svg:x="3.6681in" svg:y="1.35in"><draw:text-box><text:p text:style-name="P29"><text:span text:style-name="T16">(23.1, -347.3)</text:span></text:p></draw:text-box></draw:frame><draw:frame draw:style-name="gr9" draw:text-style-name="P32" svg:width="1.0504in" svg:height="0.287in" svg:x="3.2681in" svg:y="0.9in"><draw:text-box><text:p text:style-name="P29"><text:span text:style-name="T16">(131.5, 660.9)</text:span></text:p></draw:text-box></draw:frame><draw:frame draw:style-name="gr9" draw:text-style-name="P32" svg:width="1.0504in" svg:height="0.287in" svg:x="1.6681in" svg:y="1.3in"><draw:text-box><text:p text:style-name="P29"><text:span text:style-name="T16">(1.7, -753.1)</text:span></text:p></draw:text-box></draw:frame><draw:frame draw:style-name="gr9" draw:text-style-name="P32" svg:width="1.1004in" svg:height="0.287in" svg:x="3.2181in" svg:y="2.2098in"><draw:text-box><text:p text:style-name="P29"><text:span text:style-name="T16">(-150.7, -570.9)</text:span></text:p></draw:text-box></draw:frame><draw:frame draw:style-name="gr10" draw:text-style-name="P32" svg:width="1.1004in" svg:height="0.4689in" svg:x="2.1681in" svg:y="2.2in"><draw:text-box><text:p text:style-name="P29"><text:span text:style-name="T16">(-155.3, -575.2)</text:span></text:p></draw:text-box></draw:frame><draw:frame draw:style-name="gr9" draw:text-style-name="P32" svg:width="1.0504in" svg:height="0.287in" svg:x="1.6681in" svg:y="1.7839in"><draw:text-box><text:p text:style-name="P29"><text:span text:style-name="T16">(-2.4, -757.6)</text:span></text:p></draw:text-box></draw:frame></draw:g><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Right motor forward 0, Left motor forward 0 <text:span text:style-name="T10">(RF0LF0)</text:span></text:p>
      <text:p text:style-name="P8">North</text:p>
      <text:p text:style-name="P8"><draw:frame draw:style-name="fr1" draw:name="Object8" text:anchor-type="paragraph" svg:width="6.8598in" svg:height="3.4134in" draw:z-index="7"><draw:object xlink:href="./Object 8" xlink:type="simple" xlink:show="embed" xlink:actuate="onLoad"/><draw:image xlink:href="./ObjectReplacements/Object 8" xlink:type="simple" xlink:show="embed" xlink:actuate="onLoad"/></draw:frame></text:p>
      <text:p text:style-name="P10">South</text:p>
      <text:p text:style-name="P10"><draw:frame draw:style-name="fr1" draw:name="Object12" text:anchor-type="paragraph" svg:width="6.9256in" svg:height="3.4457in" draw:z-index="11"><draw:object xlink:href="./Object 12" xlink:type="simple" xlink:show="embed" xlink:actuate="onLoad"/><draw:image xlink:href="./ObjectReplacements/Object 12" xlink:type="simple" xlink:show="embed" xlink:actuate="onLoad"/></draw:frame></text:p>
      <text:p text:style-name="P10"/>
      <text:p text:style-name="P10"/>
      <text:p text:style-name="P10"/>
      <text:p text:style-name="P10"/>
      <text:p text:style-name="P10"><text:soft-page-break/>East</text:p>
      <text:p text:style-name="P10"><draw:frame draw:style-name="fr1" draw:name="Object16" text:anchor-type="paragraph" svg:width="7.05in" svg:height="3.5075in" draw:z-index="14"><draw:object xlink:href="./Object 16" xlink:type="simple" xlink:show="embed" xlink:actuate="onLoad"/><draw:image xlink:href="./ObjectReplacements/Object 16" xlink:type="simple" xlink:show="embed" xlink:actuate="onLoad"/></draw:frame></text:p>
      <text:p text:style-name="P12">West</text:p>
      <text:p text:style-name="P12"><draw:frame draw:style-name="fr1" draw:name="Object20" text:anchor-type="paragraph" svg:width="7.1508in" svg:height="3.5583in" draw:z-index="18"><draw:object xlink:href="./Object 20" xlink:type="simple" xlink:show="embed" xlink:actuate="onLoad"/><draw:image xlink:href="./ObjectReplacements/Object 20" xlink:type="simple" xlink:show="embed" xlink:actuate="onLoad"/></draw:frame></text:p>
      <text:p text:style-name="P12"/>
      <text:p text:style-name="P12"/>
      <text:p text:style-name="P12"/>
      <text:p text:style-name="P12"/>
      <text:p text:style-name="P12"><draw:g text:anchor-type="paragraph" draw:z-index="24" draw:style-name="gr1"><draw:custom-shape draw:style-name="gr2" draw:text-style-name="P28" svg:width="0.8004in" svg:height="0.8004in" svg:x="3.0154in" svg:y="1.28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8" svg:x1="4.0654in" svg:y1="1.6839in" svg:x2="2.7154in" svg:y2="1.6839in"><text:p/></draw:line><draw:line draw:style-name="gr3" draw:text-style-name="P28" svg:x1="3.4154in" svg:y1="0.9839in" svg:x2="3.4154in" svg:y2="2.3839in"><text:p/></draw:line><draw:frame draw:style-name="gr4" draw:text-style-name="P30" svg:width="1.6504in" svg:height="0.3622in" svg:x="2.5654in" svg:y="0.6339in"><draw:text-box><text:p text:style-name="P29"><text:span text:style-name="T14">N: (104.9, 652.5)</text:span></text:p></draw:text-box></draw:frame><draw:frame draw:style-name="gr17" draw:text-style-name="P30" svg:width="1.3913in" svg:height="0.3622in" svg:x="4.1154in" svg:y="1.4839in"><draw:text-box><text:p text:style-name="P29"><text:span text:style-name="T14">E: (5.1, -351.7)</text:span></text:p></draw:text-box></draw:frame><draw:frame draw:style-name="gr6" draw:text-style-name="P30" svg:width="1.5886in" svg:height="0.3622in" svg:x="2.628in" svg:y="2.3736in"><draw:text-box><text:p text:style-name="P29"><text:span text:style-name="T14">S:(-175.8, -573.3)</text:span></text:p></draw:text-box></draw:frame><draw:frame draw:style-name="gr7" draw:text-style-name="P30" svg:width="1.5795in" svg:height="0.3622in" svg:x="1.1862in" svg:y="1.4839in"><draw:text-box><text:p text:style-name="P29"><text:span text:style-name="T14">W:(-25.1, -776.7)</text:span></text:p></draw:text-box></draw:frame><draw:frame draw:style-name="gr18" draw:text-style-name="P31" svg:width="5.3886in" svg:height="0.4378in" svg:x="0.8654in" svg:y="-0.0035in"><draw:text-box><text:p text:style-name="P29"><text:span text:style-name="T15">Right motor forward 0, Left motor forward 0</text:span></text:p></draw:text-box></draw:frame><draw:frame draw:style-name="gr9" draw:text-style-name="P32" svg:width="1.0504in" svg:height="0.287in" svg:x="2.3654in" svg:y="0.9in"><draw:text-box><text:p text:style-name="P29"><text:span text:style-name="T16">(106.6, 652.9)</text:span></text:p></draw:text-box></draw:frame><draw:frame draw:style-name="gr9" draw:text-style-name="P32" svg:width="1.0504in" svg:height="0.287in" svg:x="3.8654in" svg:y="1.7in"><draw:text-box><text:p text:style-name="P29"><text:span text:style-name="T16">(3.6, -352.4)</text:span></text:p></draw:text-box></draw:frame><draw:frame draw:style-name="gr9" draw:text-style-name="P32" svg:width="1.0504in" svg:height="0.287in" svg:x="3.8654in" svg:y="1.35in"><draw:text-box><text:p text:style-name="P29"><text:span text:style-name="T16">(6.7, -350.9)</text:span></text:p></draw:text-box></draw:frame><draw:frame draw:style-name="gr9" draw:text-style-name="P32" svg:width="1.0504in" svg:height="0.287in" svg:x="3.4654in" svg:y="0.9in"><draw:text-box><text:p text:style-name="P29"><text:span text:style-name="T16">(103.2, 651.5)</text:span></text:p></draw:text-box></draw:frame><draw:frame draw:style-name="gr9" draw:text-style-name="P32" svg:width="1.0504in" svg:height="0.287in" svg:x="1.8654in" svg:y="1.3in"><draw:text-box><text:p text:style-name="P29"><text:span text:style-name="T16">(-23.5, -775.9)</text:span></text:p></draw:text-box></draw:frame><draw:frame draw:style-name="gr9" draw:text-style-name="P32" svg:width="1.1004in" svg:height="0.287in" svg:x="3.4154in" svg:y="2.2098in"><draw:text-box><text:p text:style-name="P29"><text:span text:style-name="T16">(-174.2, -572.7)</text:span></text:p></draw:text-box></draw:frame><draw:frame draw:style-name="gr10" draw:text-style-name="P32" svg:width="1.1004in" svg:height="0.4689in" svg:x="2.3654in" svg:y="2.2in"><draw:text-box><text:p text:style-name="P29"><text:span text:style-name="T16">(-177.5, -573.9)</text:span></text:p></draw:text-box></draw:frame><draw:frame draw:style-name="gr9" draw:text-style-name="P32" svg:width="1.0504in" svg:height="0.287in" svg:x="1.8654in" svg:y="1.7839in"><draw:text-box><text:p text:style-name="P29"><text:span text:style-name="T16">(-26.6, -777.5)</text:span></text:p></draw:text-box></draw:frame></draw:g><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Comparison of Rejection Regions and Means for all test environments:</text:p>
      <text:p text:style-name="P13"/>
      <text:p text:style-name="P13">North:</text:p>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D"/>
        <table:table-column table:style-name="Table2.G"/>
        <table:table-header-rows>
          <table:table-row>
            <table:table-cell table:style-name="Table2.A1" office:value-type="string">
              <text:p text:style-name="P21">Operating Env.</text:p>
            </table:table-cell>
            <table:table-cell table:style-name="Table2.A1" office:value-type="string">
              <text:p text:style-name="P21"><text:span text:style-name="T11">X </text:span>Min</text:p>
            </table:table-cell>
            <table:table-cell table:style-name="Table2.A1" office:value-type="string">
              <text:p text:style-name="P21"><text:span text:style-name="T11">X </text:span>Mean</text:p>
            </table:table-cell>
            <table:table-cell table:style-name="Table2.A1" office:value-type="string">
              <text:p text:style-name="P21"><text:span text:style-name="T11">X </text:span>Max</text:p>
            </table:table-cell>
            <table:table-cell table:style-name="Table2.A1" office:value-type="string">
              <text:p text:style-name="P22">Y Min</text:p>
            </table:table-cell>
            <table:table-cell table:style-name="Table2.A1" office:value-type="string">
              <text:p text:style-name="P22">Y Mean</text:p>
            </table:table-cell>
            <table:table-cell table:style-name="Table2.G1" office:value-type="string">
              <text:p text:style-name="P22">Y Max</text:p>
            </table:table-cell>
          </table:table-row>
        </table:table-header-rows>
        <table:table-row>
          <table:table-cell table:style-name="Table2.A2" office:value-type="string">
            <text:p text:style-name="P18">RF50LR50</text:p>
          </table:table-cell>
          <table:table-cell table:style-name="Table2.A2" office:value-type="string">
            <text:p text:style-name="P19">103.5</text:p>
          </table:table-cell>
          <table:table-cell table:style-name="Table2.A2" office:value-type="string">
            <text:p text:style-name="P19">105.7</text:p>
          </table:table-cell>
          <table:table-cell table:style-name="Table2.A2" office:value-type="string">
            <text:p text:style-name="P19">107.9</text:p>
          </table:table-cell>
          <table:table-cell table:style-name="Table2.A2" office:value-type="string">
            <text:p text:style-name="P19">672.7</text:p>
          </table:table-cell>
          <table:table-cell table:style-name="Table2.A2" office:value-type="string">
            <text:p text:style-name="P19">674.3</text:p>
          </table:table-cell>
          <table:table-cell table:style-name="Table2.G2" office:value-type="string">
            <text:p text:style-name="P19">675.9</text:p>
          </table:table-cell>
        </table:table-row>
        <table:table-row>
          <table:table-cell table:style-name="Table2.A2" office:value-type="string">
            <text:p text:style-name="P18">RR50LF50</text:p>
          </table:table-cell>
          <table:table-cell table:style-name="Table2.A2" office:value-type="string">
            <text:p text:style-name="P19">111.3</text:p>
          </table:table-cell>
          <table:table-cell table:style-name="Table2.A2" office:value-type="string">
            <text:p text:style-name="P19">113.2</text:p>
          </table:table-cell>
          <table:table-cell table:style-name="Table2.A2" office:value-type="string">
            <text:p text:style-name="P19">115.1</text:p>
          </table:table-cell>
          <table:table-cell table:style-name="Table2.A2" office:value-type="string">
            <text:p text:style-name="P19">665.0</text:p>
          </table:table-cell>
          <table:table-cell table:style-name="Table2.A2" office:value-type="string">
            <text:p text:style-name="P19">666.9</text:p>
          </table:table-cell>
          <table:table-cell table:style-name="Table2.G2" office:value-type="string">
            <text:p text:style-name="P19">668.7</text:p>
          </table:table-cell>
        </table:table-row>
        <table:table-row>
          <table:table-cell table:style-name="Table2.A2" office:value-type="string">
            <text:p text:style-name="P18">RF100LF100</text:p>
          </table:table-cell>
          <table:table-cell table:style-name="Table2.A2" office:value-type="string">
            <text:p text:style-name="P19">125.9</text:p>
          </table:table-cell>
          <table:table-cell table:style-name="Table2.A2" office:value-type="string">
            <text:p text:style-name="P19">128.9</text:p>
          </table:table-cell>
          <table:table-cell table:style-name="Table2.A2" office:value-type="string">
            <text:p text:style-name="P19">132.0</text:p>
          </table:table-cell>
          <table:table-cell table:style-name="Table2.A2" office:value-type="string">
            <text:p text:style-name="P19">663.6</text:p>
          </table:table-cell>
          <table:table-cell table:style-name="Table2.A2" office:value-type="string">
            <text:p text:style-name="P19">665.6</text:p>
          </table:table-cell>
          <table:table-cell table:style-name="Table2.G2" office:value-type="string">
            <text:p text:style-name="P19">667.6</text:p>
          </table:table-cell>
        </table:table-row>
        <table:table-row>
          <table:table-cell table:style-name="Table2.A2" office:value-type="string">
            <text:p text:style-name="P18">RR100LR100</text:p>
          </table:table-cell>
          <table:table-cell table:style-name="Table2.A2" office:value-type="string">
            <text:p text:style-name="P19">131.5</text:p>
          </table:table-cell>
          <table:table-cell table:style-name="Table2.A2" office:value-type="string">
            <text:p text:style-name="P19">133.6</text:p>
          </table:table-cell>
          <table:table-cell table:style-name="Table2.A2" office:value-type="string">
            <text:p text:style-name="P19">135.6</text:p>
          </table:table-cell>
          <table:table-cell table:style-name="Table2.A2" office:value-type="string">
            <text:p text:style-name="P19">660.9</text:p>
          </table:table-cell>
          <table:table-cell table:style-name="Table2.A2" office:value-type="string">
            <text:p text:style-name="P19">663.1</text:p>
          </table:table-cell>
          <table:table-cell table:style-name="Table2.G2" office:value-type="string">
            <text:p text:style-name="P19">665.4</text:p>
          </table:table-cell>
        </table:table-row>
        <table:table-row>
          <table:table-cell table:style-name="Table2.A2" office:value-type="string">
            <text:p text:style-name="P18">RF0LF0</text:p>
          </table:table-cell>
          <table:table-cell table:style-name="Table2.A2" office:value-type="string">
            <text:p text:style-name="P19">103.2</text:p>
          </table:table-cell>
          <table:table-cell table:style-name="Table2.A2" office:value-type="string">
            <text:p text:style-name="P19">104.9</text:p>
          </table:table-cell>
          <table:table-cell table:style-name="Table2.A2" office:value-type="string">
            <text:p text:style-name="P19">106.6</text:p>
          </table:table-cell>
          <table:table-cell table:style-name="Table2.A2" office:value-type="string">
            <text:p text:style-name="P19">651.5</text:p>
          </table:table-cell>
          <table:table-cell table:style-name="Table2.A2" office:value-type="string">
            <text:p text:style-name="P19">652.2</text:p>
          </table:table-cell>
          <table:table-cell table:style-name="Table2.G2" office:value-type="string">
            <text:p text:style-name="P19">652.9</text:p>
          </table:table-cell>
        </table:table-row>
      </table:table>
      <text:p text:style-name="P13"/>
      <text:p text:style-name="P13"/>
      <text:p text:style-name="P24">Battery Configuration Causes Change in Values</text:p>
      <text:p text:style-name="P24"/>
      <text:p text:style-name="P25">After performing the above calibration it was discovered that by moving batteries around in the Pika that the compass readings change drastically. <text:s/>The Pika takes 4 AA and simply by switching the locations of two batteries in the battery container the compass readings drastically change. <text:s/>Below are four means taken from tests of the Pika pointing North with an operating environment of Right motor forward 50, left motor reverse 50. <text:s/>In each of the below tests the only variable that changed was the configuration of the batteries in the battery compartment, however in all tests it was the same four batteries.</text:p>
      <text:p text:style-name="P25"/>
      <table:table table:name="BatteryConfiguration" table:style-name="BatteryConfiguration">
        <table:table-column table:style-name="BatteryConfiguration.A"/>
        <table:table-column table:style-name="BatteryConfiguration.B" table:number-columns-repeated="4"/>
        <table:table-column table:style-name="BatteryConfiguration.A"/>
        <table:table-column table:style-name="BatteryConfiguration.B" table:number-columns-repeated="2"/>
        <table:table-row>
          <table:table-cell table:style-name="BatteryConfiguration.A1" office:value-type="string">
            <text:p text:style-name="P27">X1</text:p>
          </table:table-cell>
          <table:table-cell table:style-name="BatteryConfiguration.A1" office:value-type="string">
            <text:p text:style-name="P27">Y1</text:p>
          </table:table-cell>
          <table:table-cell table:style-name="BatteryConfiguration.G1" office:value-type="string">
            <text:p text:style-name="P27">X2</text:p>
          </table:table-cell>
          <table:table-cell table:style-name="BatteryConfiguration.D1" office:value-type="string">
            <text:p text:style-name="P27">Y2</text:p>
          </table:table-cell>
          <table:table-cell table:style-name="BatteryConfiguration.A1" office:value-type="string">
            <text:p text:style-name="P27">X3</text:p>
          </table:table-cell>
          <table:table-cell table:style-name="BatteryConfiguration.A1" office:value-type="string">
            <text:p text:style-name="P27">Y3</text:p>
          </table:table-cell>
          <table:table-cell table:style-name="BatteryConfiguration.G1" office:value-type="string">
            <text:p text:style-name="P27">X4</text:p>
          </table:table-cell>
          <table:table-cell table:style-name="BatteryConfiguration.H1" office:value-type="string">
            <text:p text:style-name="P27">Y4</text:p>
          </table:table-cell>
        </table:table-row>
        <table:table-row>
          <table:table-cell table:style-name="BatteryConfiguration.A2" office:value-type="string">
            <text:p text:style-name="P26">79.89</text:p>
          </table:table-cell>
          <table:table-cell table:style-name="BatteryConfiguration.A2" office:value-type="string">
            <text:p text:style-name="P26">823.23</text:p>
          </table:table-cell>
          <table:table-cell table:style-name="BatteryConfiguration.G2" office:value-type="string">
            <text:p text:style-name="P26">388.44</text:p>
          </table:table-cell>
          <table:table-cell table:style-name="BatteryConfiguration.D2" office:value-type="string">
            <text:p text:style-name="P26">723.86</text:p>
          </table:table-cell>
          <table:table-cell table:style-name="BatteryConfiguration.A2" office:value-type="string">
            <text:p text:style-name="P26">587.28</text:p>
          </table:table-cell>
          <table:table-cell table:style-name="BatteryConfiguration.A2" office:value-type="string">
            <text:p text:style-name="P26">845.47</text:p>
          </table:table-cell>
          <table:table-cell table:style-name="BatteryConfiguration.G2" office:value-type="string">
            <text:p text:style-name="P26">317.77</text:p>
          </table:table-cell>
          <table:table-cell table:style-name="BatteryConfiguration.H2" office:value-type="string">
            <text:p text:style-name="P26">899.3</text:p>
          </table:table-cell>
        </table:table-row>
      </table:table>
      <text:p text:style-name="P25"/>
      <text:p text:style-name="P25">Showing that by simply changing the battery configuration we can change the compass readings it becomes obvious that all of the prior calibration data is nearly useless. <text:s/>We can <text:span text:style-name="T13">however,</text:span> use the above tests to give us a reasonable idea of how large of a moving average we need to get a reasonably accurate reading. <text:s/><text:span text:style-name="T13">I</text:span>t seems entirely inaccurate, at this point, to take any of the above calculations as absolutely accurate <text:span text:style-name="T13">metrics for cardinal directions</text:span>. <text:s/><text:span text:style-name="T12">As a result a new approach to Pika's planned means of direction finding will have to be determi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ans" svg:font-family="'Liberation Sans'"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color="#333333"/>
    </style:style>
    <style:style style:name="MT2" style:family="text">
      <style:text-properties fo:color="#333333" officeooo:rsid="002cfa36"/>
    </style:style>
    <style:style style:name="MT3" style:family="text">
      <style:text-properties fo:color="#00008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span text:style-name="MT1">Pika </text:span><text:span text:style-name="MT2">Documentation</text:span><text:span text:style-name="MT1"> by </text:span><text:a xlink:type="simple" xlink:href="https://github.com/binarylegit/Pika" text:style-name="Internet_20_link" text:visited-style-name="Visited_20_Internet_20_Link"><text:span text:style-name="MT3">Daniel Fowler</text:span></text:a><text:span text:style-name="MT1"> is licensed under a </text:span><text:a xlink:type="simple" xlink:href="http://creativecommons.org/licenses/by-sa/4.0/" text:style-name="Internet_20_link" text:visited-style-name="Visited_20_Internet_20_Link"><text:span text:style-name="MT3">Creative Commons Attribution-ShareAlike 4.0 International License</text:span></text:a><text:span text:style-name="MT1">.<text:line-break/>Based on a work at </text:span><text:a xlink:type="simple" xlink:href="https://github.com/binarylegit/Pika" text:style-name="Internet_20_link" text:visited-style-name="Visited_20_Internet_20_Link"><text:span text:style-name="MT3">https://github.com/binarylegit/Pika</text:span></text:a><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9:15:08.441000000</meta:creation-date>
    <dc:date>2014-12-14T15:29:37.453000000</dc:date>
    <meta:editing-duration>PT3H6M3S</meta:editing-duration>
    <meta:editing-cycles>26</meta:editing-cycles>
    <meta:generator>LibreOffice/4.3.2.2$Windows_x86 LibreOffice_project/edfb5295ba211bd31ad47d0bad0118690f76407d</meta:generator>
    <meta:document-statistic meta:table-count="3" meta:image-count="0" meta:object-count="20" meta:page-count="18" meta:paragraph-count="133" meta:word-count="736" meta:character-count="4352" meta:non-whitespace-character-count="37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style:text-position=""/>
    </style:style>
    <style:style style:name="ce2"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2"/>
        <table:table-column table:style-name="co3" table:default-cell-style-name="ce2"/>
        <table:table-column table:style-name="co4" table:default-cell-style-name="Default"/>
        <table:table-column table:style-name="co2" table:default-cell-style-name="ce2"/>
        <table:table-column table:style-name="co5" table:default-cell-style-name="ce2"/>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North X Population</text:p>
          </table:table-cell>
          <table:table-cell table:number-columns-repeated="2"/>
          <table:table-cell office:value-type="string" calcext:value-type="string">
            <text:p>Nor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05.728454309138" calcext:value-type="float">
            <text:p>105.7284543091</text:p>
          </table:table-cell>
          <table:table-cell/>
          <table:table-cell office:value-type="string" calcext:value-type="string">
            <text:p>mu=</text:p>
          </table:table-cell>
          <table:table-cell office:value-type="float" office:value="674.331133773245" calcext:value-type="float">
            <text:p>674.3311337732</text:p>
          </table:table-cell>
        </table:table-row>
        <table:table-row table:style-name="ro1">
          <table:table-cell table:number-columns-repeated="4"/>
          <table:table-cell office:value-type="string" calcext:value-type="string">
            <text:p>std. Dev=</text:p>
          </table:table-cell>
          <table:table-cell office:value-type="float" office:value="27.1020266435992" calcext:value-type="float">
            <text:p>27.1020266436</text:p>
          </table:table-cell>
          <table:table-cell/>
          <table:table-cell office:value-type="string" calcext:value-type="string">
            <text:p>std. Dev=</text:p>
          </table:table-cell>
          <table:table-cell office:value-type="float" office:value="20.2532053881429" calcext:value-type="float">
            <text:p>20.2532053881</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82.6713286713287" calcext:value-type="float">
            <text:p>82.6713286713</text:p>
          </table:table-cell>
          <table:table-cell/>
          <table:table-cell office:value-type="string" calcext:value-type="string">
            <text:p>sample mean, xbar=</text:p>
          </table:table-cell>
          <table:table-cell office:value-type="float" office:value="672.041958041958" calcext:value-type="float">
            <text:p>672.041958042</text:p>
          </table:table-cell>
        </table:table-row>
        <table:table-row table:style-name="ro1">
          <table:table-cell table:number-columns-repeated="4"/>
          <table:table-cell office:value-type="string" calcext:value-type="string">
            <text:p>sample std. Dev.</text:p>
          </table:table-cell>
          <table:table-cell office:value-type="float" office:value="25.162052124834" calcext:value-type="float">
            <text:p>25.1620521248</text:p>
          </table:table-cell>
          <table:table-cell/>
          <table:table-cell office:value-type="string" calcext:value-type="string">
            <text:p>sample std. Dev.</text:p>
          </table:table-cell>
          <table:table-cell office:value-type="float" office:value="22.1331931216948" calcext:value-type="float">
            <text:p>22.1331931217</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26.903166420346" calcext:value-type="float">
            <text:p>-26.9031664203</text:p>
          </table:table-cell>
          <table:table-cell/>
          <table:table-cell office:value-type="string" calcext:value-type="string">
            <text:p>z= (xbar – mu)/(sigma/sqrt(n))</text:p>
          </table:table-cell>
          <table:table-cell table:formula="of:=([.I10] - [.I5])/([.I6]/SQRT([.I9]))" office:value-type="float" office:value="-3.57425362381735" calcext:value-type="float">
            <text:p>-3.5742536238</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07.936046491617" calcext:value-type="float">
            <text:p>107.9360464916</text:p>
          </table:table-cell>
          <table:table-cell/>
          <table:table-cell office:value-type="string" calcext:value-type="string">
            <text:p>Upper xbar=(mu + (s/sqr(n))z(a/2)</text:p>
          </table:table-cell>
          <table:table-cell table:formula="of:=[.I5]+[.I17]*([.I6]/SQRT([.I9]))" office:value-type="float" office:value="675.980856078996" calcext:value-type="float">
            <text:p>675.980856079</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03.520862126659" calcext:value-type="float">
            <text:p>103.5208621267</text:p>
          </table:table-cell>
          <table:table-cell/>
          <table:table-cell office:value-type="string" calcext:value-type="string">
            <text:p>Lower xbar=(mu + (s/sqr(n))(-z(a/2))</text:p>
          </table:table-cell>
          <table:table-cell table:formula="of:=[.I5]+-[.I17]*([.I6]/SQRT([.I9]))" office:value-type="float" office:value="672.681411467494" calcext:value-type="float">
            <text:p>672.6814114675</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 calcext:value-type="float">
            <text:p>0</text:p>
          </table:table-cell>
          <table:table-cell/>
          <table:table-cell office:value-type="string" calcext:value-type="string">
            <text:p>B(xbar)=</text:p>
          </table:table-cell>
          <table:table-cell table:formula="of:=LEGACY.NORMSDIST([.I17]+([.I5]-[.I10])/([.I6]/SQRT([.I9]))) - LEGACY.NORMSDIST(-[.I17] + ([.I5] - [.I10])/([.I6]/SQRT([.I9])))" office:value-type="float" office:value="0.159036822288793" calcext:value-type="float">
            <text:p>0.1590368223</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14"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14"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9">00/00/0000</text:date>, <text:time style:data-style-name="N2" text:time-value="08:23:13.69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South X Population</text:p>
          </table:table-cell>
          <table:table-cell table:number-columns-repeated="2"/>
          <table:table-cell office:value-type="string" calcext:value-type="string">
            <text:p>Sou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60.447110577884" calcext:value-type="float">
            <text:p>-160.4471105779</text:p>
          </table:table-cell>
          <table:table-cell/>
          <table:table-cell office:value-type="string" calcext:value-type="string">
            <text:p>mu=</text:p>
          </table:table-cell>
          <table:table-cell office:value-type="float" office:value="-574.463707258548" calcext:value-type="float">
            <text:p>-574.4637072585</text:p>
          </table:table-cell>
        </table:table-row>
        <table:table-row table:style-name="ro1">
          <table:table-cell table:number-columns-repeated="4"/>
          <table:table-cell office:value-type="string" calcext:value-type="string">
            <text:p>std. Dev=</text:p>
          </table:table-cell>
          <table:table-cell office:value-type="float" office:value="37.1265895572104" calcext:value-type="float">
            <text:p>37.1265895572</text:p>
          </table:table-cell>
          <table:table-cell/>
          <table:table-cell office:value-type="string" calcext:value-type="string">
            <text:p>std. Dev=</text:p>
          </table:table-cell>
          <table:table-cell office:value-type="float" office:value="24.7524288217032" calcext:value-type="float">
            <text:p>24.7524288217</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65.831168831169" calcext:value-type="float">
            <text:p>-165.8311688312</text:p>
          </table:table-cell>
          <table:table-cell/>
          <table:table-cell office:value-type="string" calcext:value-type="string">
            <text:p>sample mean, xbar=</text:p>
          </table:table-cell>
          <table:table-cell office:value-type="float" office:value="-578.495504495505" calcext:value-type="float">
            <text:p>-578.4955044955</text:p>
          </table:table-cell>
        </table:table-row>
        <table:table-row table:style-name="ro1">
          <table:table-cell table:number-columns-repeated="4"/>
          <table:table-cell office:value-type="string" calcext:value-type="string">
            <text:p>sample std. Dev.</text:p>
          </table:table-cell>
          <table:table-cell office:value-type="float" office:value="36.8560506230994" calcext:value-type="float">
            <text:p>36.8560506231</text:p>
          </table:table-cell>
          <table:table-cell/>
          <table:table-cell office:value-type="string" calcext:value-type="string">
            <text:p>sample std. Dev.</text:p>
          </table:table-cell>
          <table:table-cell office:value-type="float" office:value="24.122318084509" calcext:value-type="float">
            <text:p>24.1223180845</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4.58590119331383" calcext:value-type="float">
            <text:p>-4.5859011933</text:p>
          </table:table-cell>
          <table:table-cell/>
          <table:table-cell office:value-type="string" calcext:value-type="string">
            <text:p>z= (xbar – mu)/(sigma/sqrt(n))</text:p>
          </table:table-cell>
          <table:table-cell table:formula="of:=([.I10] - [.I5])/([.I6]/SQRT([.I9]))" office:value-type="float" office:value="-5.15087324342841" calcext:value-type="float">
            <text:p>-5.1508732434</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57.422968880055" calcext:value-type="float">
            <text:p>-157.4229688801</text:p>
          </table:table-cell>
          <table:table-cell/>
          <table:table-cell office:value-type="string" calcext:value-type="string">
            <text:p>Upper xbar=(mu + (s/sqr(n))z(a/2)</text:p>
          </table:table-cell>
          <table:table-cell table:formula="of:=[.I5]+[.I17]*([.I6]/SQRT([.I9]))" office:value-type="float" office:value="-572.447501272083" calcext:value-type="float">
            <text:p>-572.4475012721</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63.471252275713" calcext:value-type="float">
            <text:p>-163.4712522757</text:p>
          </table:table-cell>
          <table:table-cell/>
          <table:table-cell office:value-type="string" calcext:value-type="string">
            <text:p>Lower xbar=(mu + (s/sqr(n))(-z(a/2))</text:p>
          </table:table-cell>
          <table:table-cell table:formula="of:=[.I5]+-[.I17]*([.I6]/SQRT([.I9]))" office:value-type="float" office:value="-576.479913245013" calcext:value-type="float">
            <text:p>-576.479913245</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0222117903530434" calcext:value-type="float">
            <text:p>0.0222117904</text:p>
          </table:table-cell>
          <table:table-cell/>
          <table:table-cell office:value-type="string" calcext:value-type="string">
            <text:p>B(xbar)=</text:p>
          </table:table-cell>
          <table:table-cell table:formula="of:=LEGACY.NORMSDIST([.I17]+([.I5]-[.I10])/([.I6]/SQRT([.I9]))) - LEGACY.NORMSDIST(-[.I17] + ([.I5] - [.I10])/([.I6]/SQRT([.I9])))" office:value-type="float" office:value="0.00501136764995802" calcext:value-type="float">
            <text:p>0.0050113676</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56"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56"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24:30.96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South X Population</text:p>
          </table:table-cell>
          <table:table-cell table:number-columns-repeated="2"/>
          <table:table-cell office:value-type="string" calcext:value-type="string">
            <text:p>Sou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53.016196760648" calcext:value-type="float">
            <text:p>-153.0161967606</text:p>
          </table:table-cell>
          <table:table-cell/>
          <table:table-cell office:value-type="string" calcext:value-type="string">
            <text:p>mu=</text:p>
          </table:table-cell>
          <table:table-cell office:value-type="float" office:value="-573.059188162368" calcext:value-type="float">
            <text:p>-573.0591881624</text:p>
          </table:table-cell>
        </table:table-row>
        <table:table-row table:style-name="ro1">
          <table:table-cell table:number-columns-repeated="4"/>
          <table:table-cell office:value-type="string" calcext:value-type="string">
            <text:p>std. Dev=</text:p>
          </table:table-cell>
          <table:table-cell office:value-type="float" office:value="28.4997953959756" calcext:value-type="float">
            <text:p>28.499795396</text:p>
          </table:table-cell>
          <table:table-cell/>
          <table:table-cell office:value-type="string" calcext:value-type="string">
            <text:p>std. Dev=</text:p>
          </table:table-cell>
          <table:table-cell office:value-type="float" office:value="25.7775036817142" calcext:value-type="float">
            <text:p>25.7775036817</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56.748251748252" calcext:value-type="float">
            <text:p>-156.7482517483</text:p>
          </table:table-cell>
          <table:table-cell/>
          <table:table-cell office:value-type="string" calcext:value-type="string">
            <text:p>sample mean, xbar=</text:p>
          </table:table-cell>
          <table:table-cell office:value-type="float" office:value="-572.776223776224" calcext:value-type="float">
            <text:p>-572.7762237762</text:p>
          </table:table-cell>
        </table:table-row>
        <table:table-row table:style-name="ro1">
          <table:table-cell table:number-columns-repeated="4"/>
          <table:table-cell office:value-type="string" calcext:value-type="string">
            <text:p>sample std. Dev.</text:p>
          </table:table-cell>
          <table:table-cell office:value-type="float" office:value="27.9866496644483" calcext:value-type="float">
            <text:p>27.9866496644</text:p>
          </table:table-cell>
          <table:table-cell/>
          <table:table-cell office:value-type="string" calcext:value-type="string">
            <text:p>sample std. Dev.</text:p>
          </table:table-cell>
          <table:table-cell office:value-type="float" office:value="25.9265862412674" calcext:value-type="float">
            <text:p>25.9265862413</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4.1410101194925" calcext:value-type="float">
            <text:p>-4.1410101195</text:p>
          </table:table-cell>
          <table:table-cell/>
          <table:table-cell office:value-type="string" calcext:value-type="string">
            <text:p>z= (xbar – mu)/(sigma/sqrt(n))</text:p>
          </table:table-cell>
          <table:table-cell table:formula="of:=([.I10] - [.I5])/([.I6]/SQRT([.I9]))" office:value-type="float" office:value="0.347129019153614" calcext:value-type="float">
            <text:p>0.3471290192</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50.694749499683" calcext:value-type="float">
            <text:p>-150.6947494997</text:p>
          </table:table-cell>
          <table:table-cell/>
          <table:table-cell office:value-type="string" calcext:value-type="string">
            <text:p>Upper xbar=(mu + (s/sqr(n))z(a/2)</text:p>
          </table:table-cell>
          <table:table-cell table:formula="of:=[.I5]+[.I17]*([.I6]/SQRT([.I9]))" office:value-type="float" office:value="-570.959484831695" calcext:value-type="float">
            <text:p>-570.9594848317</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55.337644021613" calcext:value-type="float">
            <text:p>-155.3376440216</text:p>
          </table:table-cell>
          <table:table-cell/>
          <table:table-cell office:value-type="string" calcext:value-type="string">
            <text:p>Lower xbar=(mu + (s/sqr(n))(-z(a/2))</text:p>
          </table:table-cell>
          <table:table-cell table:formula="of:=[.I5]+-[.I17]*([.I6]/SQRT([.I9]))" office:value-type="float" office:value="-575.158891493041" calcext:value-type="float">
            <text:p>-575.158891493</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0587702591837607" calcext:value-type="float">
            <text:p>0.0587702592</text:p>
          </table:table-cell>
          <table:table-cell/>
          <table:table-cell office:value-type="string" calcext:value-type="string">
            <text:p>B(xbar)=</text:p>
          </table:table-cell>
          <table:table-cell table:formula="of:=LEGACY.NORMSDIST([.I17]+([.I5]-[.I10])/([.I6]/SQRT([.I9]))) - LEGACY.NORMSDIST(-[.I17] + ([.I5] - [.I10])/([.I6]/SQRT([.I9])))" office:value-type="float" office:value="0.985349458722175" calcext:value-type="float">
            <text:p>0.9853494587</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35"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35"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9"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9"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25:57.98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South X Population</text:p>
          </table:table-cell>
          <table:table-cell table:number-columns-repeated="2"/>
          <table:table-cell office:value-type="string" calcext:value-type="string">
            <text:p>Sou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75.825634873025" calcext:value-type="float">
            <text:p>-175.825634873</text:p>
          </table:table-cell>
          <table:table-cell/>
          <table:table-cell office:value-type="string" calcext:value-type="string">
            <text:p>mu=</text:p>
          </table:table-cell>
          <table:table-cell office:value-type="float" office:value="-573.279144171166" calcext:value-type="float">
            <text:p>-573.2791441712</text:p>
          </table:table-cell>
        </table:table-row>
        <table:table-row table:style-name="ro1">
          <table:table-cell table:number-columns-repeated="4"/>
          <table:table-cell office:value-type="string" calcext:value-type="string">
            <text:p>std. Dev=</text:p>
          </table:table-cell>
          <table:table-cell office:value-type="float" office:value="20.4216059780285" calcext:value-type="float">
            <text:p>20.421605978</text:p>
          </table:table-cell>
          <table:table-cell/>
          <table:table-cell office:value-type="string" calcext:value-type="string">
            <text:p>std. Dev=</text:p>
          </table:table-cell>
          <table:table-cell office:value-type="float" office:value="7.32524831984627" calcext:value-type="float">
            <text:p>7.3252483198</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61.928071928072" calcext:value-type="float">
            <text:p>-161.9280719281</text:p>
          </table:table-cell>
          <table:table-cell/>
          <table:table-cell office:value-type="string" calcext:value-type="string">
            <text:p>sample mean, xbar=</text:p>
          </table:table-cell>
          <table:table-cell office:value-type="float" office:value="-573.03996003996" calcext:value-type="float">
            <text:p>-573.03996004</text:p>
          </table:table-cell>
        </table:table-row>
        <table:table-row table:style-name="ro1">
          <table:table-cell table:number-columns-repeated="4"/>
          <table:table-cell office:value-type="string" calcext:value-type="string">
            <text:p>sample std. Dev.</text:p>
          </table:table-cell>
          <table:table-cell office:value-type="float" office:value="18.6258106180327" calcext:value-type="float">
            <text:p>18.625810618</text:p>
          </table:table-cell>
          <table:table-cell/>
          <table:table-cell office:value-type="string" calcext:value-type="string">
            <text:p>sample std. Dev.</text:p>
          </table:table-cell>
          <table:table-cell office:value-type="float" office:value="6.36964689746624" calcext:value-type="float">
            <text:p>6.3696468975</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21.5203216039385" calcext:value-type="float">
            <text:p>21.5203216039</text:p>
          </table:table-cell>
          <table:table-cell/>
          <table:table-cell office:value-type="string" calcext:value-type="string">
            <text:p>z= (xbar – mu)/(sigma/sqrt(n))</text:p>
          </table:table-cell>
          <table:table-cell table:formula="of:=([.I10] - [.I5])/([.I6]/SQRT([.I9]))" office:value-type="float" office:value="1.03254743287037" calcext:value-type="float">
            <text:p>1.0325474329</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74.162195518337" calcext:value-type="float">
            <text:p>-174.1621955183</text:p>
          </table:table-cell>
          <table:table-cell/>
          <table:table-cell office:value-type="string" calcext:value-type="string">
            <text:p>Upper xbar=(mu + (s/sqr(n))z(a/2)</text:p>
          </table:table-cell>
          <table:table-cell table:formula="of:=[.I5]+[.I17]*([.I6]/SQRT([.I9]))" office:value-type="float" office:value="-572.682466987638" calcext:value-type="float">
            <text:p>-572.6824669876</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77.489074227713" calcext:value-type="float">
            <text:p>-177.4890742277</text:p>
          </table:table-cell>
          <table:table-cell/>
          <table:table-cell office:value-type="string" calcext:value-type="string">
            <text:p>Lower xbar=(mu + (s/sqr(n))(-z(a/2))</text:p>
          </table:table-cell>
          <table:table-cell table:formula="of:=[.I5]+-[.I17]*([.I6]/SQRT([.I9]))" office:value-type="float" office:value="-573.875821354694" calcext:value-type="float">
            <text:p>-573.8758213547</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2.45148560210107E-080" calcext:value-type="float">
            <text:p>2.45148560210107E-080</text:p>
          </table:table-cell>
          <table:table-cell/>
          <table:table-cell office:value-type="string" calcext:value-type="string">
            <text:p>B(xbar)=</text:p>
          </table:table-cell>
          <table:table-cell table:formula="of:=LEGACY.NORMSDIST([.I17]+([.I5]-[.I10])/([.I6]/SQRT([.I9]))) - LEGACY.NORMSDIST(-[.I17] + ([.I5] - [.I10])/([.I6]/SQRT([.I9])))" office:value-type="float" office:value="0.938464740384085" calcext:value-type="float">
            <text:p>0.9384647404</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4"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562"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4"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562"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26:43.2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East X Population</text:p>
          </table:table-cell>
          <table:table-cell table:number-columns-repeated="2"/>
          <table:table-cell office:value-type="string" calcext:value-type="string">
            <text:p>Ea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22.9242151569686" calcext:value-type="float">
            <text:p>22.924215157</text:p>
          </table:table-cell>
          <table:table-cell/>
          <table:table-cell office:value-type="string" calcext:value-type="string">
            <text:p>mu=</text:p>
          </table:table-cell>
          <table:table-cell office:value-type="float" office:value="-348.512297540492" calcext:value-type="float">
            <text:p>-348.5122975405</text:p>
          </table:table-cell>
        </table:table-row>
        <table:table-row table:style-name="ro1">
          <table:table-cell table:number-columns-repeated="4"/>
          <table:table-cell office:value-type="string" calcext:value-type="string">
            <text:p>std. Dev=</text:p>
          </table:table-cell>
          <table:table-cell office:value-type="float" office:value="22.7282215650257" calcext:value-type="float">
            <text:p>22.728221565</text:p>
          </table:table-cell>
          <table:table-cell/>
          <table:table-cell office:value-type="string" calcext:value-type="string">
            <text:p>std. Dev=</text:p>
          </table:table-cell>
          <table:table-cell office:value-type="float" office:value="22.8342702694931" calcext:value-type="float">
            <text:p>22.8342702695</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27.7552447552448" calcext:value-type="float">
            <text:p>27.7552447552</text:p>
          </table:table-cell>
          <table:table-cell/>
          <table:table-cell office:value-type="string" calcext:value-type="string">
            <text:p>sample mean, xbar=</text:p>
          </table:table-cell>
          <table:table-cell office:value-type="float" office:value="-345.67032967033" calcext:value-type="float">
            <text:p>-345.6703296703</text:p>
          </table:table-cell>
        </table:table-row>
        <table:table-row table:style-name="ro1">
          <table:table-cell table:number-columns-repeated="4"/>
          <table:table-cell office:value-type="string" calcext:value-type="string">
            <text:p>sample std. Dev.</text:p>
          </table:table-cell>
          <table:table-cell office:value-type="float" office:value="22.2779046358726" calcext:value-type="float">
            <text:p>22.2779046359</text:p>
          </table:table-cell>
          <table:table-cell/>
          <table:table-cell office:value-type="string" calcext:value-type="string">
            <text:p>sample std. Dev.</text:p>
          </table:table-cell>
          <table:table-cell office:value-type="float" office:value="22.2867496237385" calcext:value-type="float">
            <text:p>22.2867496237</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6.72162444850039" calcext:value-type="float">
            <text:p>6.7216244485</text:p>
          </table:table-cell>
          <table:table-cell/>
          <table:table-cell office:value-type="string" calcext:value-type="string">
            <text:p>z= (xbar – mu)/(sigma/sqrt(n))</text:p>
          </table:table-cell>
          <table:table-cell table:formula="of:=([.I10] - [.I5])/([.I6]/SQRT([.I9]))" office:value-type="float" office:value="3.93579098463092" calcext:value-type="float">
            <text:p>3.9357909846</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24.7755395951151" calcext:value-type="float">
            <text:p>24.7755395951</text:p>
          </table:table-cell>
          <table:table-cell/>
          <table:table-cell office:value-type="string" calcext:value-type="string">
            <text:p>Upper xbar=(mu + (s/sqr(n))z(a/2)</text:p>
          </table:table-cell>
          <table:table-cell table:formula="of:=[.I5]+[.I17]*([.I6]/SQRT([.I9]))" office:value-type="float" office:value="-346.652334918418" calcext:value-type="float">
            <text:p>-346.6523349184</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21.0728907188221" calcext:value-type="float">
            <text:p>21.0728907188</text:p>
          </table:table-cell>
          <table:table-cell/>
          <table:table-cell office:value-type="string" calcext:value-type="string">
            <text:p>Lower xbar=(mu + (s/sqr(n))(-z(a/2))</text:p>
          </table:table-cell>
          <table:table-cell table:formula="of:=[.I5]+-[.I17]*([.I6]/SQRT([.I9]))" office:value-type="float" office:value="-350.372260162566" calcext:value-type="float">
            <text:p>-350.3722601626</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0000169318243702717" calcext:value-type="float">
            <text:p>1.69318243702717E-005</text:p>
          </table:table-cell>
          <table:table-cell/>
          <table:table-cell office:value-type="string" calcext:value-type="string">
            <text:p>B(xbar)=</text:p>
          </table:table-cell>
          <table:table-cell table:formula="of:=LEGACY.NORMSDIST([.I17]+([.I5]-[.I10])/([.I6]/SQRT([.I9]))) - LEGACY.NORMSDIST(-[.I17] + ([.I5] - [.I10])/([.I6]/SQRT([.I9])))" office:value-type="float" office:value="0.0869210250706618" calcext:value-type="float">
            <text:p>0.0869210251</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27"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27"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28:21.03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East X Population</text:p>
          </table:table-cell>
          <table:table-cell table:number-columns-repeated="2"/>
          <table:table-cell office:value-type="string" calcext:value-type="string">
            <text:p>Ea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20.5366926614677" calcext:value-type="float">
            <text:p>20.5366926615</text:p>
          </table:table-cell>
          <table:table-cell/>
          <table:table-cell office:value-type="string" calcext:value-type="string">
            <text:p>mu=</text:p>
          </table:table-cell>
          <table:table-cell office:value-type="float" office:value="-349.455708858228" calcext:value-type="float">
            <text:p>-349.4557088582</text:p>
          </table:table-cell>
        </table:table-row>
        <table:table-row table:style-name="ro1">
          <table:table-cell table:number-columns-repeated="4"/>
          <table:table-cell office:value-type="string" calcext:value-type="string">
            <text:p>std. Dev=</text:p>
          </table:table-cell>
          <table:table-cell office:value-type="float" office:value="34.7936417090728" calcext:value-type="float">
            <text:p>34.7936417091</text:p>
          </table:table-cell>
          <table:table-cell/>
          <table:table-cell office:value-type="string" calcext:value-type="string">
            <text:p>std. Dev=</text:p>
          </table:table-cell>
          <table:table-cell office:value-type="float" office:value="23.8457813439279" calcext:value-type="float">
            <text:p>23.8457813439</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0.7542457542458" calcext:value-type="float">
            <text:p>10.7542457542</text:p>
          </table:table-cell>
          <table:table-cell/>
          <table:table-cell office:value-type="string" calcext:value-type="string">
            <text:p>sample mean, xbar=</text:p>
          </table:table-cell>
          <table:table-cell office:value-type="float" office:value="-357.345654345654" calcext:value-type="float">
            <text:p>-357.3456543457</text:p>
          </table:table-cell>
        </table:table-row>
        <table:table-row table:style-name="ro1">
          <table:table-cell table:number-columns-repeated="4"/>
          <table:table-cell office:value-type="string" calcext:value-type="string">
            <text:p>sample std. Dev.</text:p>
          </table:table-cell>
          <table:table-cell office:value-type="float" office:value="34.5453838371431" calcext:value-type="float">
            <text:p>34.5453838371</text:p>
          </table:table-cell>
          <table:table-cell/>
          <table:table-cell office:value-type="string" calcext:value-type="string">
            <text:p>sample std. Dev.</text:p>
          </table:table-cell>
          <table:table-cell office:value-type="float" office:value="24.3051929347702" calcext:value-type="float">
            <text:p>24.3051929348</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8.89093863044077" calcext:value-type="float">
            <text:p>-8.8909386304</text:p>
          </table:table-cell>
          <table:table-cell/>
          <table:table-cell office:value-type="string" calcext:value-type="string">
            <text:p>z= (xbar – mu)/(sigma/sqrt(n))</text:p>
          </table:table-cell>
          <table:table-cell table:formula="of:=([.I10] - [.I5])/([.I6]/SQRT([.I9]))" office:value-type="float" office:value="-10.4631498523687" calcext:value-type="float">
            <text:p>-10.4631498524</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23.3708043848082" calcext:value-type="float">
            <text:p>23.3708043848</text:p>
          </table:table-cell>
          <table:table-cell/>
          <table:table-cell office:value-type="string" calcext:value-type="string">
            <text:p>Upper xbar=(mu + (s/sqr(n))z(a/2)</text:p>
          </table:table-cell>
          <table:table-cell table:formula="of:=[.I5]+[.I17]*([.I6]/SQRT([.I9]))" office:value-type="float" office:value="-347.513353728399" calcext:value-type="float">
            <text:p>-347.5133537284</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7.7025809381272" calcext:value-type="float">
            <text:p>17.7025809381</text:p>
          </table:table-cell>
          <table:table-cell/>
          <table:table-cell office:value-type="string" calcext:value-type="string">
            <text:p>Lower xbar=(mu + (s/sqr(n))(-z(a/2))</text:p>
          </table:table-cell>
          <table:table-cell table:formula="of:=[.I5]+-[.I17]*([.I6]/SQRT([.I9]))" office:value-type="float" office:value="-351.398063988057" calcext:value-type="float">
            <text:p>-351.3980639881</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000000000134985245203723" calcext:value-type="float">
            <text:p>1.34985245203723E-010</text:p>
          </table:table-cell>
          <table:table-cell/>
          <table:table-cell office:value-type="string" calcext:value-type="string">
            <text:p>B(xbar)=</text:p>
          </table:table-cell>
          <table:table-cell table:formula="of:=LEGACY.NORMSDIST([.I17]+([.I5]-[.I10])/([.I6]/SQRT([.I9]))) - LEGACY.NORMSDIST(-[.I17] + ([.I5] - [.I10])/([.I6]/SQRT([.I9])))" office:value-type="float" office:value="0" calcext:value-type="float">
            <text:p>0</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41"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41"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9"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9"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0:19.18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East X Population</text:p>
          </table:table-cell>
          <table:table-cell table:number-columns-repeated="2"/>
          <table:table-cell office:value-type="string" calcext:value-type="string">
            <text:p>Ea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21.0463907218556" calcext:value-type="float">
            <text:p>21.0463907219</text:p>
          </table:table-cell>
          <table:table-cell/>
          <table:table-cell office:value-type="string" calcext:value-type="string">
            <text:p>mu=</text:p>
          </table:table-cell>
          <table:table-cell office:value-type="float" office:value="-349.366926614677" calcext:value-type="float">
            <text:p>-349.3669266147</text:p>
          </table:table-cell>
        </table:table-row>
        <table:table-row table:style-name="ro1">
          <table:table-cell table:number-columns-repeated="4"/>
          <table:table-cell office:value-type="string" calcext:value-type="string">
            <text:p>std. Dev=</text:p>
          </table:table-cell>
          <table:table-cell office:value-type="float" office:value="24.7431818380439" calcext:value-type="float">
            <text:p>24.743181838</text:p>
          </table:table-cell>
          <table:table-cell/>
          <table:table-cell office:value-type="string" calcext:value-type="string">
            <text:p>std. Dev=</text:p>
          </table:table-cell>
          <table:table-cell office:value-type="float" office:value="24.9056125789432" calcext:value-type="float">
            <text:p>24.9056125789</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29.1298701298701" calcext:value-type="float">
            <text:p>29.1298701299</text:p>
          </table:table-cell>
          <table:table-cell/>
          <table:table-cell office:value-type="string" calcext:value-type="string">
            <text:p>sample mean, xbar=</text:p>
          </table:table-cell>
          <table:table-cell office:value-type="float" office:value="-350.802197802198" calcext:value-type="float">
            <text:p>-350.8021978022</text:p>
          </table:table-cell>
        </table:table-row>
        <table:table-row table:style-name="ro1">
          <table:table-cell table:number-columns-repeated="4"/>
          <table:table-cell office:value-type="string" calcext:value-type="string">
            <text:p>sample std. Dev.</text:p>
          </table:table-cell>
          <table:table-cell office:value-type="float" office:value="20.9218812940691" calcext:value-type="float">
            <text:p>20.9218812941</text:p>
          </table:table-cell>
          <table:table-cell/>
          <table:table-cell office:value-type="string" calcext:value-type="string">
            <text:p>sample std. Dev.</text:p>
          </table:table-cell>
          <table:table-cell office:value-type="float" office:value="24.7607115237999" calcext:value-type="float">
            <text:p>24.7607115238</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0.3310101811935" calcext:value-type="float">
            <text:p>10.3310101812</text:p>
          </table:table-cell>
          <table:table-cell/>
          <table:table-cell office:value-type="string" calcext:value-type="string">
            <text:p>z= (xbar – mu)/(sigma/sqrt(n))</text:p>
          </table:table-cell>
          <table:table-cell table:formula="of:=([.I10] - [.I5])/([.I6]/SQRT([.I9]))" office:value-type="float" office:value="-1.82237076008252" calcext:value-type="float">
            <text:p>-1.8223707601</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23.0618434964256" calcext:value-type="float">
            <text:p>23.0618434964</text:p>
          </table:table-cell>
          <table:table-cell/>
          <table:table-cell office:value-type="string" calcext:value-type="string">
            <text:p>Upper xbar=(mu + (s/sqr(n))z(a/2)</text:p>
          </table:table-cell>
          <table:table-cell table:formula="of:=[.I5]+[.I17]*([.I6]/SQRT([.I9]))" office:value-type="float" office:value="-347.338243064471" calcext:value-type="float">
            <text:p>-347.3382430645</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9.0309379472856" calcext:value-type="float">
            <text:p>19.0309379473</text:p>
          </table:table-cell>
          <table:table-cell/>
          <table:table-cell office:value-type="string" calcext:value-type="string">
            <text:p>Lower xbar=(mu + (s/sqr(n))(-z(a/2))</text:p>
          </table:table-cell>
          <table:table-cell table:formula="of:=[.I5]+-[.I17]*([.I6]/SQRT([.I9]))" office:value-type="float" office:value="-351.395610164883" calcext:value-type="float">
            <text:p>-351.3956101649</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4.4108823899574E-015" calcext:value-type="float">
            <text:p>4.4108823899574E-015</text:p>
          </table:table-cell>
          <table:table-cell/>
          <table:table-cell office:value-type="string" calcext:value-type="string">
            <text:p>B(xbar)=</text:p>
          </table:table-cell>
          <table:table-cell table:formula="of:=LEGACY.NORMSDIST([.I17]+([.I5]-[.I10])/([.I6]/SQRT([.I9]))) - LEGACY.NORMSDIST(-[.I17] + ([.I5] - [.I10])/([.I6]/SQRT([.I9])))" office:value-type="float" office:value="0.774407335226136" calcext:value-type="float">
            <text:p>0.7744073352</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35"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35"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9" calcext:value-type="float">
            <text:p>31.6227805744</text:p>
          </table:table-cell>
          <table:table-cell/>
          <table:table-cell office:value-type="string" calcext:value-type="string">
            <text:p>n(lower xbar)=</text:p>
          </table:table-cell>
          <table:table-cell table:formula="of:=(([.I6]*([.I17]+(-LEGACY.NORMSINV([.I22]))))/([.I5]-[.I19]))" office:value-type="float" office:value="31.6227805743937"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9" calcext:value-type="float">
            <text:p>-31.6227805744</text:p>
          </table:table-cell>
          <table:table-cell/>
          <table:table-cell office:value-type="string" calcext:value-type="string">
            <text:p>n(upper xbar)=</text:p>
          </table:table-cell>
          <table:table-cell table:formula="of:=(([.I6]*([.I17]+(-LEGACY.NORMSINV([.I23]))))/([.I5]-[.I18]))" office:value-type="float" office:value="-31.6227805743937" calcext:value-type="float">
            <text:p>-31.6227805744</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1:51.79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East X Population</text:p>
          </table:table-cell>
          <table:table-cell table:number-columns-repeated="2"/>
          <table:table-cell office:value-type="string" calcext:value-type="string">
            <text:p>Ea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5.13537292541492" calcext:value-type="float">
            <text:p>5.1353729254</text:p>
          </table:table-cell>
          <table:table-cell/>
          <table:table-cell office:value-type="string" calcext:value-type="string">
            <text:p>mu=</text:p>
          </table:table-cell>
          <table:table-cell office:value-type="float" office:value="-351.685862827434" calcext:value-type="float">
            <text:p>-351.6858628274</text:p>
          </table:table-cell>
        </table:table-row>
        <table:table-row table:style-name="ro1">
          <table:table-cell table:number-columns-repeated="4"/>
          <table:table-cell office:value-type="string" calcext:value-type="string">
            <text:p>std. Dev=</text:p>
          </table:table-cell>
          <table:table-cell office:value-type="float" office:value="19.1874612835023" calcext:value-type="float">
            <text:p>19.1874612835</text:p>
          </table:table-cell>
          <table:table-cell/>
          <table:table-cell office:value-type="string" calcext:value-type="string">
            <text:p>std. Dev=</text:p>
          </table:table-cell>
          <table:table-cell office:value-type="float" office:value="8.84101227803528" calcext:value-type="float">
            <text:p>8.841012278</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3.4645354645355" calcext:value-type="float">
            <text:p>13.4645354645</text:p>
          </table:table-cell>
          <table:table-cell/>
          <table:table-cell office:value-type="string" calcext:value-type="string">
            <text:p>sample mean, xbar=</text:p>
          </table:table-cell>
          <table:table-cell office:value-type="float" office:value="-354.592407592408" calcext:value-type="float">
            <text:p>-354.5924075924</text:p>
          </table:table-cell>
        </table:table-row>
        <table:table-row table:style-name="ro1">
          <table:table-cell table:number-columns-repeated="4"/>
          <table:table-cell office:value-type="string" calcext:value-type="string">
            <text:p>sample std. Dev.</text:p>
          </table:table-cell>
          <table:table-cell office:value-type="float" office:value="19.0441327187402" calcext:value-type="float">
            <text:p>19.0441327187</text:p>
          </table:table-cell>
          <table:table-cell/>
          <table:table-cell office:value-type="string" calcext:value-type="string">
            <text:p>sample std. Dev.</text:p>
          </table:table-cell>
          <table:table-cell office:value-type="float" office:value="10.474908223832" calcext:value-type="float">
            <text:p>10.4749082238</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3.7272587739469" calcext:value-type="float">
            <text:p>13.7272587739</text:p>
          </table:table-cell>
          <table:table-cell/>
          <table:table-cell office:value-type="string" calcext:value-type="string">
            <text:p>z= (xbar – mu)/(sigma/sqrt(n))</text:p>
          </table:table-cell>
          <table:table-cell table:formula="of:=([.I10] - [.I5])/([.I6]/SQRT([.I9]))" office:value-type="float" office:value="-10.3962094944621" calcext:value-type="float">
            <text:p>-10.3962094945</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6.69828517873437" calcext:value-type="float">
            <text:p>6.6982851787</text:p>
          </table:table-cell>
          <table:table-cell/>
          <table:table-cell office:value-type="string" calcext:value-type="string">
            <text:p>Upper xbar=(mu + (s/sqr(n))z(a/2)</text:p>
          </table:table-cell>
          <table:table-cell table:formula="of:=[.I5]+[.I17]*([.I6]/SQRT([.I9]))" office:value-type="float" office:value="-350.965719280723" calcext:value-type="float">
            <text:p>-350.9657192807</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3.57246067209547" calcext:value-type="float">
            <text:p>3.5724606721</text:p>
          </table:table-cell>
          <table:table-cell/>
          <table:table-cell office:value-type="string" calcext:value-type="string">
            <text:p>Lower xbar=(mu + (s/sqr(n))(-z(a/2))</text:p>
          </table:table-cell>
          <table:table-cell table:formula="of:=[.I5]+-[.I17]*([.I6]/SQRT([.I9]))" office:value-type="float" office:value="-352.406006374145" calcext:value-type="float">
            <text:p>-352.4060063741</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3.52325724497981E-029" calcext:value-type="float">
            <text:p>3.52325724497981E-029</text:p>
          </table:table-cell>
          <table:table-cell/>
          <table:table-cell office:value-type="string" calcext:value-type="string">
            <text:p>B(xbar)=</text:p>
          </table:table-cell>
          <table:table-cell table:formula="of:=LEGACY.NORMSDIST([.I17]+([.I5]-[.I10])/([.I6]/SQRT([.I9]))) - LEGACY.NORMSDIST(-[.I17] + ([.I5] - [.I10])/([.I6]/SQRT([.I9])))" office:value-type="float" office:value="0" calcext:value-type="float">
            <text:p>0</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599"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599"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2:43.10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West X Population</text:p>
          </table:table-cell>
          <table:table-cell table:number-columns-repeated="2"/>
          <table:table-cell office:value-type="string" calcext:value-type="string">
            <text:p>We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8.45470905818836" calcext:value-type="float">
            <text:p>-8.4547090582</text:p>
          </table:table-cell>
          <table:table-cell/>
          <table:table-cell office:value-type="string" calcext:value-type="string">
            <text:p>mu=</text:p>
          </table:table-cell>
          <table:table-cell office:value-type="float" office:value="-760.175764847031" calcext:value-type="float">
            <text:p>-760.175764847</text:p>
          </table:table-cell>
        </table:table-row>
        <table:table-row table:style-name="ro1">
          <table:table-cell table:number-columns-repeated="4"/>
          <table:table-cell office:value-type="string" calcext:value-type="string">
            <text:p>std. Dev=</text:p>
          </table:table-cell>
          <table:table-cell office:value-type="float" office:value="21.7289483942582" calcext:value-type="float">
            <text:p>21.7289483943</text:p>
          </table:table-cell>
          <table:table-cell/>
          <table:table-cell office:value-type="string" calcext:value-type="string">
            <text:p>std. Dev=</text:p>
          </table:table-cell>
          <table:table-cell office:value-type="float" office:value="22.8032037341224" calcext:value-type="float">
            <text:p>22.8032037341</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5.84415584415584" calcext:value-type="float">
            <text:p>-5.8441558442</text:p>
          </table:table-cell>
          <table:table-cell/>
          <table:table-cell office:value-type="string" calcext:value-type="string">
            <text:p>sample mean, xbar=</text:p>
          </table:table-cell>
          <table:table-cell office:value-type="float" office:value="-758.522477522478" calcext:value-type="float">
            <text:p>-758.5224775225</text:p>
          </table:table-cell>
        </table:table-row>
        <table:table-row table:style-name="ro1">
          <table:table-cell table:number-columns-repeated="4"/>
          <table:table-cell office:value-type="string" calcext:value-type="string">
            <text:p>sample std. Dev.</text:p>
          </table:table-cell>
          <table:table-cell office:value-type="float" office:value="21.8974813234694" calcext:value-type="float">
            <text:p>21.8974813235</text:p>
          </table:table-cell>
          <table:table-cell/>
          <table:table-cell office:value-type="string" calcext:value-type="string">
            <text:p>sample std. Dev.</text:p>
          </table:table-cell>
          <table:table-cell office:value-type="float" office:value="20.9324567181147" calcext:value-type="float">
            <text:p>20.9324567181</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3.79921474322118" calcext:value-type="float">
            <text:p>3.7992147432</text:p>
          </table:table-cell>
          <table:table-cell/>
          <table:table-cell office:value-type="string" calcext:value-type="string">
            <text:p>z= (xbar – mu)/(sigma/sqrt(n))</text:p>
          </table:table-cell>
          <table:table-cell table:formula="of:=([.I10] - [.I5])/([.I6]/SQRT([.I9]))" office:value-type="float" office:value="2.29272765056706" calcext:value-type="float">
            <text:p>2.2927276506</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6.68478029088803" calcext:value-type="float">
            <text:p>-6.6847802909</text:p>
          </table:table-cell>
          <table:table-cell/>
          <table:table-cell office:value-type="string" calcext:value-type="string">
            <text:p>Upper xbar=(mu + (s/sqr(n))z(a/2)</text:p>
          </table:table-cell>
          <table:table-cell table:formula="of:=[.I5]+[.I17]*([.I6]/SQRT([.I9]))" office:value-type="float" office:value="-758.318332745701" calcext:value-type="float">
            <text:p>-758.3183327457</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0.2246378254887" calcext:value-type="float">
            <text:p>-10.2246378255</text:p>
          </table:table-cell>
          <table:table-cell/>
          <table:table-cell office:value-type="string" calcext:value-type="string">
            <text:p>Lower xbar=(mu + (s/sqr(n))(-z(a/2))</text:p>
          </table:table-cell>
          <table:table-cell table:formula="of:=[.I5]+-[.I17]*([.I6]/SQRT([.I9]))" office:value-type="float" office:value="-762.033196948361" calcext:value-type="float">
            <text:p>-762.0331969484</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110592074988151" calcext:value-type="float">
            <text:p>0.110592075</text:p>
          </table:table-cell>
          <table:table-cell/>
          <table:table-cell office:value-type="string" calcext:value-type="string">
            <text:p>B(xbar)=</text:p>
          </table:table-cell>
          <table:table-cell table:formula="of:=LEGACY.NORMSDIST([.I17]+([.I5]-[.I10])/([.I6]/SQRT([.I9]))) - LEGACY.NORMSDIST(-[.I17] + ([.I5] - [.I10])/([.I6]/SQRT([.I9])))" office:value-type="float" office:value="0.611449980663696" calcext:value-type="float">
            <text:p>0.6114499807</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44"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44"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7:45.62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West X Population</text:p>
          </table:table-cell>
          <table:table-cell table:number-columns-repeated="2"/>
          <table:table-cell office:value-type="string" calcext:value-type="string">
            <text:p>We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5.2251549690062" calcext:value-type="float">
            <text:p>-5.225154969</text:p>
          </table:table-cell>
          <table:table-cell/>
          <table:table-cell office:value-type="string" calcext:value-type="string">
            <text:p>mu=</text:p>
          </table:table-cell>
          <table:table-cell office:value-type="float" office:value="-757.530893821236" calcext:value-type="float">
            <text:p>-757.5308938212</text:p>
          </table:table-cell>
        </table:table-row>
        <table:table-row table:style-name="ro1">
          <table:table-cell table:number-columns-repeated="4"/>
          <table:table-cell office:value-type="string" calcext:value-type="string">
            <text:p>std. Dev=</text:p>
          </table:table-cell>
          <table:table-cell office:value-type="float" office:value="37.9326784593571" calcext:value-type="float">
            <text:p>37.9326784594</text:p>
          </table:table-cell>
          <table:table-cell/>
          <table:table-cell office:value-type="string" calcext:value-type="string">
            <text:p>std. Dev=</text:p>
          </table:table-cell>
          <table:table-cell office:value-type="float" office:value="24.4929029594478" calcext:value-type="float">
            <text:p>24.4929029594</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2.998001998002" calcext:value-type="float">
            <text:p>-2.998001998</text:p>
          </table:table-cell>
          <table:table-cell/>
          <table:table-cell office:value-type="string" calcext:value-type="string">
            <text:p>sample mean, xbar=</text:p>
          </table:table-cell>
          <table:table-cell office:value-type="float" office:value="-754.93006993007" calcext:value-type="float">
            <text:p>-754.9300699301</text:p>
          </table:table-cell>
        </table:table-row>
        <table:table-row table:style-name="ro1">
          <table:table-cell table:number-columns-repeated="4"/>
          <table:table-cell office:value-type="string" calcext:value-type="string">
            <text:p>sample std. Dev.</text:p>
          </table:table-cell>
          <table:table-cell office:value-type="float" office:value="38.1903914094107" calcext:value-type="float">
            <text:p>38.1903914094</text:p>
          </table:table-cell>
          <table:table-cell/>
          <table:table-cell office:value-type="string" calcext:value-type="string">
            <text:p>sample std. Dev.</text:p>
          </table:table-cell>
          <table:table-cell office:value-type="float" office:value="24.8954032884608" calcext:value-type="float">
            <text:p>24.8954032885</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85667777020552" calcext:value-type="float">
            <text:p>1.8566777702</text:p>
          </table:table-cell>
          <table:table-cell/>
          <table:table-cell office:value-type="string" calcext:value-type="string">
            <text:p>z= (xbar – mu)/(sigma/sqrt(n))</text:p>
          </table:table-cell>
          <table:table-cell table:formula="of:=([.I10] - [.I5])/([.I6]/SQRT([.I9]))" office:value-type="float" office:value="3.35792262055809" calcext:value-type="float">
            <text:p>3.3579226206</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2.13535340071167" calcext:value-type="float">
            <text:p>-2.1353534007</text:p>
          </table:table-cell>
          <table:table-cell/>
          <table:table-cell office:value-type="string" calcext:value-type="string">
            <text:p>Upper xbar=(mu + (s/sqr(n))z(a/2)</text:p>
          </table:table-cell>
          <table:table-cell table:formula="of:=[.I5]+[.I17]*([.I6]/SQRT([.I9]))" office:value-type="float" office:value="-755.535827481345" calcext:value-type="float">
            <text:p>-755.5358274813</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8.31495653730073" calcext:value-type="float">
            <text:p>-8.3149565373</text:p>
          </table:table-cell>
          <table:table-cell/>
          <table:table-cell office:value-type="string" calcext:value-type="string">
            <text:p>Lower xbar=(mu + (s/sqr(n))(-z(a/2))</text:p>
          </table:table-cell>
          <table:table-cell table:formula="of:=[.I5]+-[.I17]*([.I6]/SQRT([.I9]))" office:value-type="float" office:value="-759.525960161127" calcext:value-type="float">
            <text:p>-759.5259601611</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76397156374038" calcext:value-type="float">
            <text:p>0.7639715637</text:p>
          </table:table-cell>
          <table:table-cell/>
          <table:table-cell office:value-type="string" calcext:value-type="string">
            <text:p>B(xbar)=</text:p>
          </table:table-cell>
          <table:table-cell table:formula="of:=LEGACY.NORMSDIST([.I17]+([.I5]-[.I10])/([.I6]/SQRT([.I9]))) - LEGACY.NORMSDIST(-[.I17] + ([.I5] - [.I10])/([.I6]/SQRT([.I9])))" office:value-type="float" office:value="0.217079865514964" calcext:value-type="float">
            <text:p>0.2170798655</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35"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35"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7"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7" calcext:value-type="float">
            <text:p>-31.6227805744</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7:28.63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West X Population</text:p>
          </table:table-cell>
          <table:table-cell table:number-columns-repeated="2"/>
          <table:table-cell office:value-type="string" calcext:value-type="string">
            <text:p>We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0.337332533493301" calcext:value-type="float">
            <text:p>-0.3373325335</text:p>
          </table:table-cell>
          <table:table-cell/>
          <table:table-cell office:value-type="string" calcext:value-type="string">
            <text:p>mu=</text:p>
          </table:table-cell>
          <table:table-cell office:value-type="float" office:value="-755.353729254149" calcext:value-type="float">
            <text:p>-755.3537292541</text:p>
          </table:table-cell>
        </table:table-row>
        <table:table-row table:style-name="ro1">
          <table:table-cell table:number-columns-repeated="4"/>
          <table:table-cell office:value-type="string" calcext:value-type="string">
            <text:p>std. Dev=</text:p>
          </table:table-cell>
          <table:table-cell office:value-type="float" office:value="25.2539023519772" calcext:value-type="float">
            <text:p>25.253902352</text:p>
          </table:table-cell>
          <table:table-cell/>
          <table:table-cell office:value-type="string" calcext:value-type="string">
            <text:p>std. Dev=</text:p>
          </table:table-cell>
          <table:table-cell office:value-type="float" office:value="27.1698408274669" calcext:value-type="float">
            <text:p>27.1698408275</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5.86613386613387" calcext:value-type="float">
            <text:p>-5.8661338661</text:p>
          </table:table-cell>
          <table:table-cell/>
          <table:table-cell office:value-type="string" calcext:value-type="string">
            <text:p>sample mean, xbar=</text:p>
          </table:table-cell>
          <table:table-cell office:value-type="float" office:value="-754.280719280719" calcext:value-type="float">
            <text:p>-754.2807192807</text:p>
          </table:table-cell>
        </table:table-row>
        <table:table-row table:style-name="ro1">
          <table:table-cell table:number-columns-repeated="4"/>
          <table:table-cell office:value-type="string" calcext:value-type="string">
            <text:p>sample std. Dev.</text:p>
          </table:table-cell>
          <table:table-cell office:value-type="float" office:value="25.0083198543617" calcext:value-type="float">
            <text:p>25.0083198544</text:p>
          </table:table-cell>
          <table:table-cell/>
          <table:table-cell office:value-type="string" calcext:value-type="string">
            <text:p>sample std. Dev.</text:p>
          </table:table-cell>
          <table:table-cell office:value-type="float" office:value="27.6666246203276" calcext:value-type="float">
            <text:p>27.6666246203</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6.92313001691384" calcext:value-type="float">
            <text:p>-6.9231300169</text:p>
          </table:table-cell>
          <table:table-cell/>
          <table:table-cell office:value-type="string" calcext:value-type="string">
            <text:p>z= (xbar – mu)/(sigma/sqrt(n))</text:p>
          </table:table-cell>
          <table:table-cell table:formula="of:=([.I10] - [.I5])/([.I6]/SQRT([.I9]))" office:value-type="float" office:value="1.24886836461891" calcext:value-type="float">
            <text:p>1.2488683646</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71972091651025" calcext:value-type="float">
            <text:p>1.7197209165</text:p>
          </table:table-cell>
          <table:table-cell/>
          <table:table-cell office:value-type="string" calcext:value-type="string">
            <text:p>Upper xbar=(mu + (s/sqr(n))z(a/2)</text:p>
          </table:table-cell>
          <table:table-cell table:formula="of:=[.I5]+[.I17]*([.I6]/SQRT([.I9]))" office:value-type="float" office:value="-753.140613275825" calcext:value-type="float">
            <text:p>-753.1406132758</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2.39438598349686" calcext:value-type="float">
            <text:p>-2.3943859835</text:p>
          </table:table-cell>
          <table:table-cell/>
          <table:table-cell office:value-type="string" calcext:value-type="string">
            <text:p>Lower xbar=(mu + (s/sqr(n))(-z(a/2))</text:p>
          </table:table-cell>
          <table:table-cell table:formula="of:=[.I5]+-[.I17]*([.I6]/SQRT([.I9]))" office:value-type="float" office:value="-757.566845232473" calcext:value-type="float">
            <text:p>-757.5668452325</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00000689116000762713" calcext:value-type="float">
            <text:p>6.89116000762713E-006</text:p>
          </table:table-cell>
          <table:table-cell/>
          <table:table-cell office:value-type="string" calcext:value-type="string">
            <text:p>B(xbar)=</text:p>
          </table:table-cell>
          <table:table-cell table:formula="of:=LEGACY.NORMSDIST([.I17]+([.I5]-[.I10])/([.I6]/SQRT([.I9]))) - LEGACY.NORMSDIST(-[.I17] + ([.I5] - [.I10])/([.I6]/SQRT([.I9])))" office:value-type="float" office:value="0.907673731562563" calcext:value-type="float">
            <text:p>0.9076737316</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61"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61"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7:11.79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South X Population</text:p>
          </table:table-cell>
          <table:table-cell table:number-columns-repeated="2"/>
          <table:table-cell office:value-type="string" calcext:value-type="string">
            <text:p>Sou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86.086782643471" calcext:value-type="float">
            <text:p>-186.0867826435</text:p>
          </table:table-cell>
          <table:table-cell/>
          <table:table-cell office:value-type="string" calcext:value-type="string">
            <text:p>mu=</text:p>
          </table:table-cell>
          <table:table-cell office:value-type="float" office:value="-568.687862427514" calcext:value-type="float">
            <text:p>-568.6878624275</text:p>
          </table:table-cell>
        </table:table-row>
        <table:table-row table:style-name="ro1">
          <table:table-cell table:number-columns-repeated="4"/>
          <table:table-cell office:value-type="string" calcext:value-type="string">
            <text:p>std. Dev=</text:p>
          </table:table-cell>
          <table:table-cell office:value-type="float" office:value="24.1060919119327" calcext:value-type="float">
            <text:p>24.1060919119</text:p>
          </table:table-cell>
          <table:table-cell/>
          <table:table-cell office:value-type="string" calcext:value-type="string">
            <text:p>std. Dev=</text:p>
          </table:table-cell>
          <table:table-cell office:value-type="float" office:value="21.7487643476559" calcext:value-type="float">
            <text:p>21.7487643477</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97.143856143856" calcext:value-type="float">
            <text:p>-197.1438561439</text:p>
          </table:table-cell>
          <table:table-cell/>
          <table:table-cell office:value-type="string" calcext:value-type="string">
            <text:p>sample mean, xbar=</text:p>
          </table:table-cell>
          <table:table-cell office:value-type="float" office:value="-571.634365634366" calcext:value-type="float">
            <text:p>-571.6343656344</text:p>
          </table:table-cell>
        </table:table-row>
        <table:table-row table:style-name="ro1">
          <table:table-cell table:number-columns-repeated="4"/>
          <table:table-cell office:value-type="string" calcext:value-type="string">
            <text:p>sample std. Dev.</text:p>
          </table:table-cell>
          <table:table-cell office:value-type="float" office:value="18.700301727921" calcext:value-type="float">
            <text:p>18.7003017279</text:p>
          </table:table-cell>
          <table:table-cell/>
          <table:table-cell office:value-type="string" calcext:value-type="string">
            <text:p>sample std. Dev.</text:p>
          </table:table-cell>
          <table:table-cell office:value-type="float" office:value="22.8523560672019" calcext:value-type="float">
            <text:p>22.8523560672</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4.5048548909743" calcext:value-type="float">
            <text:p>-14.504854891</text:p>
          </table:table-cell>
          <table:table-cell/>
          <table:table-cell office:value-type="string" calcext:value-type="string">
            <text:p>z= (xbar – mu)/(sigma/sqrt(n))</text:p>
          </table:table-cell>
          <table:table-cell table:formula="of:=([.I10] - [.I5])/([.I6]/SQRT([.I9]))" office:value-type="float" office:value="-4.28422558527869" calcext:value-type="float">
            <text:p>-4.2842255853</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84.12322394896" calcext:value-type="float">
            <text:p>-184.123223949</text:p>
          </table:table-cell>
          <table:table-cell/>
          <table:table-cell office:value-type="string" calcext:value-type="string">
            <text:p>Upper xbar=(mu + (s/sqr(n))z(a/2)</text:p>
          </table:table-cell>
          <table:table-cell table:formula="of:=[.I5]+[.I17]*([.I6]/SQRT([.I9]))" office:value-type="float" office:value="-566.916319554214" calcext:value-type="float">
            <text:p>-566.9163195542</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88.050341337982" calcext:value-type="float">
            <text:p>-188.050341338</text:p>
          </table:table-cell>
          <table:table-cell/>
          <table:table-cell office:value-type="string" calcext:value-type="string">
            <text:p>Lower xbar=(mu + (s/sqr(n))(-z(a/2))</text:p>
          </table:table-cell>
          <table:table-cell table:formula="of:=[.I5]+-[.I17]*([.I6]/SQRT([.I9]))" office:value-type="float" office:value="-570.459405300814" calcext:value-type="float">
            <text:p>-570.4594053008</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 calcext:value-type="float">
            <text:p>0</text:p>
          </table:table-cell>
          <table:table-cell/>
          <table:table-cell office:value-type="string" calcext:value-type="string">
            <text:p>B(xbar)=</text:p>
          </table:table-cell>
          <table:table-cell table:formula="of:=LEGACY.NORMSDIST([.I17]+([.I5]-[.I10])/([.I6]/SQRT([.I9]))) - LEGACY.NORMSDIST(-[.I17] + ([.I5] - [.I10])/([.I6]/SQRT([.I9])))" office:value-type="float" office:value="0.0437814183606067" calcext:value-type="float">
            <text:p>0.0437814184</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29"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12"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29"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12"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0:10.99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West X Population</text:p>
          </table:table-cell>
          <table:table-cell table:number-columns-repeated="2"/>
          <table:table-cell office:value-type="string" calcext:value-type="string">
            <text:p>We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25.0503899220156" calcext:value-type="float">
            <text:p>-25.050389922</text:p>
          </table:table-cell>
          <table:table-cell/>
          <table:table-cell office:value-type="string" calcext:value-type="string">
            <text:p>mu=</text:p>
          </table:table-cell>
          <table:table-cell office:value-type="float" office:value="-776.697660467906" calcext:value-type="float">
            <text:p>-776.6976604679</text:p>
          </table:table-cell>
        </table:table-row>
        <table:table-row table:style-name="ro1">
          <table:table-cell table:number-columns-repeated="4"/>
          <table:table-cell office:value-type="string" calcext:value-type="string">
            <text:p>std. Dev=</text:p>
          </table:table-cell>
          <table:table-cell office:value-type="float" office:value="18.7346486582464" calcext:value-type="float">
            <text:p>18.7346486582</text:p>
          </table:table-cell>
          <table:table-cell/>
          <table:table-cell office:value-type="string" calcext:value-type="string">
            <text:p>std. Dev=</text:p>
          </table:table-cell>
          <table:table-cell office:value-type="float" office:value="10.3616684238348" calcext:value-type="float">
            <text:p>10.3616684238</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7.6933066933067" calcext:value-type="float">
            <text:p>-17.6933066933</text:p>
          </table:table-cell>
          <table:table-cell/>
          <table:table-cell office:value-type="string" calcext:value-type="string">
            <text:p>sample mean, xbar=</text:p>
          </table:table-cell>
          <table:table-cell office:value-type="float" office:value="-777.889110889111" calcext:value-type="float">
            <text:p>-777.8891108891</text:p>
          </table:table-cell>
        </table:table-row>
        <table:table-row table:style-name="ro1">
          <table:table-cell table:number-columns-repeated="4"/>
          <table:table-cell office:value-type="string" calcext:value-type="string">
            <text:p>sample std. Dev.</text:p>
          </table:table-cell>
          <table:table-cell office:value-type="float" office:value="17.9414839173031" calcext:value-type="float">
            <text:p>17.9414839173</text:p>
          </table:table-cell>
          <table:table-cell/>
          <table:table-cell office:value-type="string" calcext:value-type="string">
            <text:p>sample std. Dev.</text:p>
          </table:table-cell>
          <table:table-cell office:value-type="float" office:value="11.9774242351472" calcext:value-type="float">
            <text:p>11.9774242351</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2.4182419230504" calcext:value-type="float">
            <text:p>12.4182419231</text:p>
          </table:table-cell>
          <table:table-cell/>
          <table:table-cell office:value-type="string" calcext:value-type="string">
            <text:p>z= (xbar – mu)/(sigma/sqrt(n))</text:p>
          </table:table-cell>
          <table:table-cell table:formula="of:=([.I10] - [.I5])/([.I6]/SQRT([.I9]))" office:value-type="float" office:value="-3.63618762544839" calcext:value-type="float">
            <text:p>-3.6361876254</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23.5243614643173" calcext:value-type="float">
            <text:p>-23.5243614643</text:p>
          </table:table-cell>
          <table:table-cell/>
          <table:table-cell office:value-type="string" calcext:value-type="string">
            <text:p>Upper xbar=(mu + (s/sqr(n))z(a/2)</text:p>
          </table:table-cell>
          <table:table-cell table:formula="of:=[.I5]+[.I17]*([.I6]/SQRT([.I9]))" office:value-type="float" office:value="-775.853652065483" calcext:value-type="float">
            <text:p>-775.8536520655</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26.5764183797139" calcext:value-type="float">
            <text:p>-26.5764183797</text:p>
          </table:table-cell>
          <table:table-cell/>
          <table:table-cell office:value-type="string" calcext:value-type="string">
            <text:p>Lower xbar=(mu + (s/sqr(n))(-z(a/2))</text:p>
          </table:table-cell>
          <table:table-cell table:formula="of:=[.I5]+-[.I17]*([.I6]/SQRT([.I9]))" office:value-type="float" office:value="-777.541668870329" calcext:value-type="float">
            <text:p>-777.5416688703</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3.69583170441144E-023" calcext:value-type="float">
            <text:p>3.69583170441144E-023</text:p>
          </table:table-cell>
          <table:table-cell/>
          <table:table-cell office:value-type="string" calcext:value-type="string">
            <text:p>B(xbar)=</text:p>
          </table:table-cell>
          <table:table-cell table:formula="of:=LEGACY.NORMSDIST([.I17]+([.I5]-[.I10])/([.I6]/SQRT([.I9]))) - LEGACY.NORMSDIST(-[.I17] + ([.I5] - [.I10])/([.I6]/SQRT([.I9])))" office:value-type="float" office:value="0.144490807530481" calcext:value-type="float">
            <text:p>0.1444908075</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51"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51"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6:54.29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East X Population</text:p>
          </table:table-cell>
          <table:table-cell table:number-columns-repeated="2"/>
          <table:table-cell office:value-type="string" calcext:value-type="string">
            <text:p>Ea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9.505298940212" calcext:value-type="float">
            <text:p>19.5052989402</text:p>
          </table:table-cell>
          <table:table-cell/>
          <table:table-cell office:value-type="string" calcext:value-type="string">
            <text:p>mu=</text:p>
          </table:table-cell>
          <table:table-cell office:value-type="float" office:value="-347.23375324935" calcext:value-type="float">
            <text:p>-347.2337532494</text:p>
          </table:table-cell>
        </table:table-row>
        <table:table-row table:style-name="ro1">
          <table:table-cell table:number-columns-repeated="4"/>
          <table:table-cell office:value-type="string" calcext:value-type="string">
            <text:p>std. Dev=</text:p>
          </table:table-cell>
          <table:table-cell office:value-type="float" office:value="21.9036805563727" calcext:value-type="float">
            <text:p>21.9036805564</text:p>
          </table:table-cell>
          <table:table-cell/>
          <table:table-cell office:value-type="string" calcext:value-type="string">
            <text:p>std. Dev=</text:p>
          </table:table-cell>
          <table:table-cell office:value-type="float" office:value="20.0061377704519" calcext:value-type="float">
            <text:p>20.0061377705</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8.72127872127872" calcext:value-type="float">
            <text:p>8.7212787213</text:p>
          </table:table-cell>
          <table:table-cell/>
          <table:table-cell office:value-type="string" calcext:value-type="string">
            <text:p>sample mean, xbar=</text:p>
          </table:table-cell>
          <table:table-cell office:value-type="float" office:value="-349.468531468531" calcext:value-type="float">
            <text:p>-349.4685314685</text:p>
          </table:table-cell>
        </table:table-row>
        <table:table-row table:style-name="ro1">
          <table:table-cell table:number-columns-repeated="4"/>
          <table:table-cell office:value-type="string" calcext:value-type="string">
            <text:p>sample std. Dev.</text:p>
          </table:table-cell>
          <table:table-cell office:value-type="float" office:value="19.5257070746039" calcext:value-type="float">
            <text:p>19.5257070746</text:p>
          </table:table-cell>
          <table:table-cell/>
          <table:table-cell office:value-type="string" calcext:value-type="string">
            <text:p>sample std. Dev.</text:p>
          </table:table-cell>
          <table:table-cell office:value-type="float" office:value="20.6160437218507" calcext:value-type="float">
            <text:p>20.6160437219</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5.5691031639042" calcext:value-type="float">
            <text:p>-15.5691031639</text:p>
          </table:table-cell>
          <table:table-cell/>
          <table:table-cell office:value-type="string" calcext:value-type="string">
            <text:p>z= (xbar – mu)/(sigma/sqrt(n))</text:p>
          </table:table-cell>
          <table:table-cell table:formula="of:=([.I10] - [.I5])/([.I6]/SQRT([.I9]))" office:value-type="float" office:value="-3.5324105627147" calcext:value-type="float">
            <text:p>-3.5324105627</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21.2894604938712" calcext:value-type="float">
            <text:p>21.2894604939</text:p>
          </table:table-cell>
          <table:table-cell/>
          <table:table-cell office:value-type="string" calcext:value-type="string">
            <text:p>Upper xbar=(mu + (s/sqr(n))z(a/2)</text:p>
          </table:table-cell>
          <table:table-cell table:formula="of:=[.I5]+[.I17]*([.I6]/SQRT([.I9]))" office:value-type="float" office:value="-345.604155805423" calcext:value-type="float">
            <text:p>-345.6041558054</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7.7211373865528" calcext:value-type="float">
            <text:p>17.7211373866</text:p>
          </table:table-cell>
          <table:table-cell/>
          <table:table-cell office:value-type="string" calcext:value-type="string">
            <text:p>Lower xbar=(mu + (s/sqr(n))(-z(a/2))</text:p>
          </table:table-cell>
          <table:table-cell table:formula="of:=[.I5]+-[.I17]*([.I6]/SQRT([.I9]))" office:value-type="float" office:value="-348.863350693277" calcext:value-type="float">
            <text:p>-348.8633506933</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 calcext:value-type="float">
            <text:p>0</text:p>
          </table:table-cell>
          <table:table-cell/>
          <table:table-cell office:value-type="string" calcext:value-type="string">
            <text:p>B(xbar)=</text:p>
          </table:table-cell>
          <table:table-cell table:formula="of:=LEGACY.NORMSDIST([.I17]+([.I5]-[.I10])/([.I6]/SQRT([.I9]))) - LEGACY.NORMSDIST(-[.I17] + ([.I5] - [.I10])/([.I6]/SQRT([.I9])))" office:value-type="float" office:value="0.169389325373169" calcext:value-type="float">
            <text:p>0.1693893254</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31"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31"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1:25.08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West X Population</text:p>
          </table:table-cell>
          <table:table-cell table:number-columns-repeated="2"/>
          <table:table-cell office:value-type="string" calcext:value-type="string">
            <text:p>We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5.6752649470106" calcext:value-type="float">
            <text:p>-15.675264947</text:p>
          </table:table-cell>
          <table:table-cell/>
          <table:table-cell office:value-type="string" calcext:value-type="string">
            <text:p>mu=</text:p>
          </table:table-cell>
          <table:table-cell office:value-type="float" office:value="-757.029594081184" calcext:value-type="float">
            <text:p>-757.0295940812</text:p>
          </table:table-cell>
        </table:table-row>
        <table:table-row table:style-name="ro1">
          <table:table-cell table:number-columns-repeated="4"/>
          <table:table-cell office:value-type="string" calcext:value-type="string">
            <text:p>std. Dev=</text:p>
          </table:table-cell>
          <table:table-cell office:value-type="float" office:value="23.1070752380043" calcext:value-type="float">
            <text:p>23.107075238</text:p>
          </table:table-cell>
          <table:table-cell/>
          <table:table-cell office:value-type="string" calcext:value-type="string">
            <text:p>std. Dev=</text:p>
          </table:table-cell>
          <table:table-cell office:value-type="float" office:value="19.0557687857299" calcext:value-type="float">
            <text:p>19.0557687857</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3.7382617382617" calcext:value-type="float">
            <text:p>-13.7382617383</text:p>
          </table:table-cell>
          <table:table-cell/>
          <table:table-cell office:value-type="string" calcext:value-type="string">
            <text:p>sample mean, xbar=</text:p>
          </table:table-cell>
          <table:table-cell office:value-type="float" office:value="-757.782217782218" calcext:value-type="float">
            <text:p>-757.7822177822</text:p>
          </table:table-cell>
        </table:table-row>
        <table:table-row table:style-name="ro1">
          <table:table-cell table:number-columns-repeated="4"/>
          <table:table-cell office:value-type="string" calcext:value-type="string">
            <text:p>sample std. Dev.</text:p>
          </table:table-cell>
          <table:table-cell office:value-type="float" office:value="21.3750654870441" calcext:value-type="float">
            <text:p>21.375065487</text:p>
          </table:table-cell>
          <table:table-cell/>
          <table:table-cell office:value-type="string" calcext:value-type="string">
            <text:p>sample std. Dev.</text:p>
          </table:table-cell>
          <table:table-cell office:value-type="float" office:value="18.9429808498167" calcext:value-type="float">
            <text:p>18.9429808498</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2.65085127027532" calcext:value-type="float">
            <text:p>2.6508512703</text:p>
          </table:table-cell>
          <table:table-cell/>
          <table:table-cell office:value-type="string" calcext:value-type="string">
            <text:p>z= (xbar – mu)/(sigma/sqrt(n))</text:p>
          </table:table-cell>
          <table:table-cell table:formula="of:=([.I10] - [.I5])/([.I6]/SQRT([.I9]))" office:value-type="float" office:value="-1.24896830091448" calcext:value-type="float">
            <text:p>-1.2489683009</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3.7930810304284" calcext:value-type="float">
            <text:p>-13.7930810304</text:p>
          </table:table-cell>
          <table:table-cell/>
          <table:table-cell office:value-type="string" calcext:value-type="string">
            <text:p>Upper xbar=(mu + (s/sqr(n))z(a/2)</text:p>
          </table:table-cell>
          <table:table-cell table:formula="of:=[.I5]+[.I17]*([.I6]/SQRT([.I9]))" office:value-type="float" office:value="-755.47740882376" calcext:value-type="float">
            <text:p>-755.4774088238</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7.5574488635928" calcext:value-type="float">
            <text:p>-17.5574488636</text:p>
          </table:table-cell>
          <table:table-cell/>
          <table:table-cell office:value-type="string" calcext:value-type="string">
            <text:p>Lower xbar=(mu + (s/sqr(n))(-z(a/2))</text:p>
          </table:table-cell>
          <table:table-cell table:formula="of:=[.I5]+-[.I17]*([.I6]/SQRT([.I9]))" office:value-type="float" office:value="-758.581779338608" calcext:value-type="float">
            <text:p>-758.5817793386</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470098530820831" calcext:value-type="float">
            <text:p>0.4700985308</text:p>
          </table:table-cell>
          <table:table-cell/>
          <table:table-cell office:value-type="string" calcext:value-type="string">
            <text:p>B(xbar)=</text:p>
          </table:table-cell>
          <table:table-cell table:formula="of:=LEGACY.NORMSDIST([.I17]+([.I5]-[.I10])/([.I6]/SQRT([.I9]))) - LEGACY.NORMSDIST(-[.I17] + ([.I5] - [.I10])/([.I6]/SQRT([.I9])))" office:value-type="float" office:value="0.907657226935988" calcext:value-type="float">
            <text:p>0.9076572269</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66"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65"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9"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2:58.05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North X Population</text:p>
          </table:table-cell>
          <table:table-cell table:number-columns-repeated="2"/>
          <table:table-cell office:value-type="string" calcext:value-type="string">
            <text:p>Nor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13.169766046791" calcext:value-type="float">
            <text:p>113.1697660468</text:p>
          </table:table-cell>
          <table:table-cell/>
          <table:table-cell office:value-type="string" calcext:value-type="string">
            <text:p>mu=</text:p>
          </table:table-cell>
          <table:table-cell office:value-type="float" office:value="666.877424515097" calcext:value-type="float">
            <text:p>666.8774245151</text:p>
          </table:table-cell>
        </table:table-row>
        <table:table-row table:style-name="ro1">
          <table:table-cell table:number-columns-repeated="4"/>
          <table:table-cell office:value-type="string" calcext:value-type="string">
            <text:p>std. Dev=</text:p>
          </table:table-cell>
          <table:table-cell office:value-type="float" office:value="23.3849903511902" calcext:value-type="float">
            <text:p>23.3849903512</text:p>
          </table:table-cell>
          <table:table-cell/>
          <table:table-cell office:value-type="string" calcext:value-type="string">
            <text:p>std. Dev=</text:p>
          </table:table-cell>
          <table:table-cell office:value-type="float" office:value="22.542882962158" calcext:value-type="float">
            <text:p>22.5428829622</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11.43956043956" calcext:value-type="float">
            <text:p>111.4395604396</text:p>
          </table:table-cell>
          <table:table-cell/>
          <table:table-cell office:value-type="string" calcext:value-type="string">
            <text:p>sample mean, xbar=</text:p>
          </table:table-cell>
          <table:table-cell office:value-type="float" office:value="670.425574425574" calcext:value-type="float">
            <text:p>670.4255744256</text:p>
          </table:table-cell>
        </table:table-row>
        <table:table-row table:style-name="ro1">
          <table:table-cell table:number-columns-repeated="4"/>
          <table:table-cell office:value-type="string" calcext:value-type="string">
            <text:p>sample std. Dev.</text:p>
          </table:table-cell>
          <table:table-cell office:value-type="float" office:value="23.1815571825232" calcext:value-type="float">
            <text:p>23.1815571825</text:p>
          </table:table-cell>
          <table:table-cell/>
          <table:table-cell office:value-type="string" calcext:value-type="string">
            <text:p>sample std. Dev.</text:p>
          </table:table-cell>
          <table:table-cell office:value-type="float" office:value="22.2400248492376" calcext:value-type="float">
            <text:p>22.2400248492</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2.33970185878917" calcext:value-type="float">
            <text:p>-2.3397018588</text:p>
          </table:table-cell>
          <table:table-cell/>
          <table:table-cell office:value-type="string" calcext:value-type="string">
            <text:p>z= (xbar – mu)/(sigma/sqrt(n))</text:p>
          </table:table-cell>
          <table:table-cell table:formula="of:=([.I10] - [.I5])/([.I6]/SQRT([.I9]))" office:value-type="float" office:value="4.97728494428375" calcext:value-type="float">
            <text:p>4.9772849443</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15.074587504076" calcext:value-type="float">
            <text:p>115.0745875041</text:p>
          </table:table-cell>
          <table:table-cell/>
          <table:table-cell office:value-type="string" calcext:value-type="string">
            <text:p>Upper xbar=(mu + (s/sqr(n))z(a/2)</text:p>
          </table:table-cell>
          <table:table-cell table:formula="of:=[.I5]+[.I17]*([.I6]/SQRT([.I9]))" office:value-type="float" office:value="668.713652220583" calcext:value-type="float">
            <text:p>668.7136522206</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11.264944589506" calcext:value-type="float">
            <text:p>111.2649445895</text:p>
          </table:table-cell>
          <table:table-cell/>
          <table:table-cell office:value-type="string" calcext:value-type="string">
            <text:p>Lower xbar=(mu + (s/sqr(n))(-z(a/2))</text:p>
          </table:table-cell>
          <table:table-cell table:formula="of:=[.I5]+-[.I17]*([.I6]/SQRT([.I9]))" office:value-type="float" office:value="665.041196809611" calcext:value-type="float">
            <text:p>665.0411968096</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593332668215973" calcext:value-type="float">
            <text:p>0.5933326682</text:p>
          </table:table-cell>
          <table:table-cell/>
          <table:table-cell office:value-type="string" calcext:value-type="string">
            <text:p>B(xbar)=</text:p>
          </table:table-cell>
          <table:table-cell table:formula="of:=LEGACY.NORMSDIST([.I17]+([.I5]-[.I10])/([.I6]/SQRT([.I9]))) - LEGACY.NORMSDIST(-[.I17] + ([.I5] - [.I10])/([.I6]/SQRT([.I9])))" office:value-type="float" office:value="0.00816499442112437" calcext:value-type="float">
            <text:p>0.0081649944</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12"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12"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5:22.77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North X Population</text:p>
          </table:table-cell>
          <table:table-cell table:number-columns-repeated="2"/>
          <table:table-cell office:value-type="string" calcext:value-type="string">
            <text:p>Nor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28.95900819836" calcext:value-type="float">
            <text:p>128.9590081984</text:p>
          </table:table-cell>
          <table:table-cell/>
          <table:table-cell office:value-type="string" calcext:value-type="string">
            <text:p>mu=</text:p>
          </table:table-cell>
          <table:table-cell office:value-type="float" office:value="665.570285942811" calcext:value-type="float">
            <text:p>665.5702859428</text:p>
          </table:table-cell>
        </table:table-row>
        <table:table-row table:style-name="ro1">
          <table:table-cell table:number-columns-repeated="4"/>
          <table:table-cell office:value-type="string" calcext:value-type="string">
            <text:p>std. Dev=</text:p>
          </table:table-cell>
          <table:table-cell office:value-type="float" office:value="37.6309516134808" calcext:value-type="float">
            <text:p>37.6309516135</text:p>
          </table:table-cell>
          <table:table-cell/>
          <table:table-cell office:value-type="string" calcext:value-type="string">
            <text:p>std. Dev=</text:p>
          </table:table-cell>
          <table:table-cell office:value-type="float" office:value="24.4194084469346" calcext:value-type="float">
            <text:p>24.4194084469</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21.071928071928" calcext:value-type="float">
            <text:p>121.0719280719</text:p>
          </table:table-cell>
          <table:table-cell/>
          <table:table-cell office:value-type="string" calcext:value-type="string">
            <text:p>sample mean, xbar=</text:p>
          </table:table-cell>
          <table:table-cell office:value-type="float" office:value="665.584415584416" calcext:value-type="float">
            <text:p>665.5844155844</text:p>
          </table:table-cell>
        </table:table-row>
        <table:table-row table:style-name="ro1">
          <table:table-cell table:number-columns-repeated="4"/>
          <table:table-cell office:value-type="string" calcext:value-type="string">
            <text:p>sample std. Dev.</text:p>
          </table:table-cell>
          <table:table-cell office:value-type="float" office:value="34.7244412651784" calcext:value-type="float">
            <text:p>34.7244412652</text:p>
          </table:table-cell>
          <table:table-cell/>
          <table:table-cell office:value-type="string" calcext:value-type="string">
            <text:p>sample std. Dev.</text:p>
          </table:table-cell>
          <table:table-cell office:value-type="float" office:value="22.5661941160471" calcext:value-type="float">
            <text:p>22.566194116</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6.62782529231578" calcext:value-type="float">
            <text:p>-6.6278252923</text:p>
          </table:table-cell>
          <table:table-cell/>
          <table:table-cell office:value-type="string" calcext:value-type="string">
            <text:p>z= (xbar – mu)/(sigma/sqrt(n))</text:p>
          </table:table-cell>
          <table:table-cell table:formula="of:=([.I10] - [.I5])/([.I6]/SQRT([.I9]))" office:value-type="float" office:value="0.0182976791148565" calcext:value-type="float">
            <text:p>0.0182976791</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32.024232644251" calcext:value-type="float">
            <text:p>132.0242326443</text:p>
          </table:table-cell>
          <table:table-cell/>
          <table:table-cell office:value-type="string" calcext:value-type="string">
            <text:p>Upper xbar=(mu + (s/sqr(n))z(a/2)</text:p>
          </table:table-cell>
          <table:table-cell table:formula="of:=[.I5]+[.I17]*([.I6]/SQRT([.I9]))" office:value-type="float" office:value="667.5593657964" calcext:value-type="float">
            <text:p>667.5593657964</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25.893783752469" calcext:value-type="float">
            <text:p>125.8937837525</text:p>
          </table:table-cell>
          <table:table-cell/>
          <table:table-cell office:value-type="string" calcext:value-type="string">
            <text:p>Lower xbar=(mu + (s/sqr(n))(-z(a/2))</text:p>
          </table:table-cell>
          <table:table-cell table:formula="of:=[.I5]+-[.I17]*([.I6]/SQRT([.I9]))" office:value-type="float" office:value="663.581206089222" calcext:value-type="float">
            <text:p>663.5812060892</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0000253912679862855" calcext:value-type="float">
            <text:p>2.53912679862855E-005</text:p>
          </table:table-cell>
          <table:table-cell/>
          <table:table-cell office:value-type="string" calcext:value-type="string">
            <text:p>B(xbar)=</text:p>
          </table:table-cell>
          <table:table-cell table:formula="of:=LEGACY.NORMSDIST([.I17]+([.I5]-[.I10])/([.I6]/SQRT([.I9]))) - LEGACY.NORMSDIST(-[.I17] + ([.I5] - [.I10])/([.I6]/SQRT([.I9])))" office:value-type="float" office:value="0.989987528643051" calcext:value-type="float">
            <text:p>0.9899875286</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12"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12"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7:10.28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North X Population</text:p>
          </table:table-cell>
          <table:table-cell table:number-columns-repeated="2"/>
          <table:table-cell office:value-type="string" calcext:value-type="string">
            <text:p>Nor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33.588082383523" calcext:value-type="float">
            <text:p>133.5880823835</text:p>
          </table:table-cell>
          <table:table-cell/>
          <table:table-cell office:value-type="string" calcext:value-type="string">
            <text:p>mu=</text:p>
          </table:table-cell>
          <table:table-cell office:value-type="float" office:value="663.141771645671" calcext:value-type="float">
            <text:p>663.1417716457</text:p>
          </table:table-cell>
        </table:table-row>
        <table:table-row table:style-name="ro1">
          <table:table-cell table:number-columns-repeated="4"/>
          <table:table-cell office:value-type="string" calcext:value-type="string">
            <text:p>std. Dev=</text:p>
          </table:table-cell>
          <table:table-cell office:value-type="float" office:value="25.0270311851408" calcext:value-type="float">
            <text:p>25.0270311851</text:p>
          </table:table-cell>
          <table:table-cell/>
          <table:table-cell office:value-type="string" calcext:value-type="string">
            <text:p>std. Dev=</text:p>
          </table:table-cell>
          <table:table-cell office:value-type="float" office:value="27.3816817741467" calcext:value-type="float">
            <text:p>27.3816817741</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34.538461538462" calcext:value-type="float">
            <text:p>134.5384615385</text:p>
          </table:table-cell>
          <table:table-cell/>
          <table:table-cell office:value-type="string" calcext:value-type="string">
            <text:p>sample mean, xbar=</text:p>
          </table:table-cell>
          <table:table-cell office:value-type="float" office:value="661.395604395604" calcext:value-type="float">
            <text:p>661.3956043956</text:p>
          </table:table-cell>
        </table:table-row>
        <table:table-row table:style-name="ro1">
          <table:table-cell table:number-columns-repeated="4"/>
          <table:table-cell office:value-type="string" calcext:value-type="string">
            <text:p>sample std. Dev.</text:p>
          </table:table-cell>
          <table:table-cell office:value-type="float" office:value="26.1477488367693" calcext:value-type="float">
            <text:p>26.1477488368</text:p>
          </table:table-cell>
          <table:table-cell/>
          <table:table-cell office:value-type="string" calcext:value-type="string">
            <text:p>sample std. Dev.</text:p>
          </table:table-cell>
          <table:table-cell office:value-type="float" office:value="27.9217001749417" calcext:value-type="float">
            <text:p>27.9217001749</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20084669576698" calcext:value-type="float">
            <text:p>1.2008466958</text:p>
          </table:table-cell>
          <table:table-cell/>
          <table:table-cell office:value-type="string" calcext:value-type="string">
            <text:p>z= (xbar – mu)/(sigma/sqrt(n))</text:p>
          </table:table-cell>
          <table:table-cell table:formula="of:=([.I10] - [.I5])/([.I6]/SQRT([.I9]))" office:value-type="float" office:value="-2.01662766054727" calcext:value-type="float">
            <text:p>-2.0166276605</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35.626656071075" calcext:value-type="float">
            <text:p>135.6266560711</text:p>
          </table:table-cell>
          <table:table-cell/>
          <table:table-cell office:value-type="string" calcext:value-type="string">
            <text:p>Upper xbar=(mu + (s/sqr(n))z(a/2)</text:p>
          </table:table-cell>
          <table:table-cell table:formula="of:=[.I5]+[.I17]*([.I6]/SQRT([.I9]))" office:value-type="float" office:value="665.372143101748" calcext:value-type="float">
            <text:p>665.3721431017</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31.549508695971" calcext:value-type="float">
            <text:p>131.549508696</text:p>
          </table:table-cell>
          <table:table-cell/>
          <table:table-cell office:value-type="string" calcext:value-type="string">
            <text:p>Lower xbar=(mu + (s/sqr(n))(-z(a/2))</text:p>
          </table:table-cell>
          <table:table-cell table:formula="of:=[.I5]+-[.I17]*([.I6]/SQRT([.I9]))" office:value-type="float" office:value="660.911400189594" calcext:value-type="float">
            <text:p>660.9114001896</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91535211397736" calcext:value-type="float">
            <text:p>0.915352114</text:p>
          </table:table-cell>
          <table:table-cell/>
          <table:table-cell office:value-type="string" calcext:value-type="string">
            <text:p>B(xbar)=</text:p>
          </table:table-cell>
          <table:table-cell table:formula="of:=LEGACY.NORMSDIST([.I17]+([.I5]-[.I10])/([.I6]/SQRT([.I9]))) - LEGACY.NORMSDIST(-[.I17] + ([.I5] - [.I10])/([.I6]/SQRT([.I9])))" office:value-type="float" office:value="0.711985753724763" calcext:value-type="float">
            <text:p>0.7119857537</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12"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12"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7:48.3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North X Population</text:p>
          </table:table-cell>
          <table:table-cell table:number-columns-repeated="2"/>
          <table:table-cell office:value-type="string" calcext:value-type="string">
            <text:p>Nor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04.902219556089" calcext:value-type="float">
            <text:p>104.9022195561</text:p>
          </table:table-cell>
          <table:table-cell/>
          <table:table-cell office:value-type="string" calcext:value-type="string">
            <text:p>mu=</text:p>
          </table:table-cell>
          <table:table-cell office:value-type="float" office:value="652.22975404919" calcext:value-type="float">
            <text:p>652.2297540492</text:p>
          </table:table-cell>
        </table:table-row>
        <table:table-row table:style-name="ro1">
          <table:table-cell table:number-columns-repeated="4"/>
          <table:table-cell office:value-type="string" calcext:value-type="string">
            <text:p>std. Dev=</text:p>
          </table:table-cell>
          <table:table-cell office:value-type="float" office:value="20.3255857744024" calcext:value-type="float">
            <text:p>20.3255857744</text:p>
          </table:table-cell>
          <table:table-cell/>
          <table:table-cell office:value-type="string" calcext:value-type="string">
            <text:p>std. Dev=</text:p>
          </table:table-cell>
          <table:table-cell office:value-type="float" office:value="9.1534366507611" calcext:value-type="float">
            <text:p>9.1534366508</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12.863136863137" calcext:value-type="float">
            <text:p>112.8631368631</text:p>
          </table:table-cell>
          <table:table-cell/>
          <table:table-cell office:value-type="string" calcext:value-type="string">
            <text:p>sample mean, xbar=</text:p>
          </table:table-cell>
          <table:table-cell office:value-type="float" office:value="653.843156843157" calcext:value-type="float">
            <text:p>653.8431568432</text:p>
          </table:table-cell>
        </table:table-row>
        <table:table-row table:style-name="ro1">
          <table:table-cell table:number-columns-repeated="4"/>
          <table:table-cell office:value-type="string" calcext:value-type="string">
            <text:p>sample std. Dev.</text:p>
          </table:table-cell>
          <table:table-cell office:value-type="float" office:value="23.6549836134006" calcext:value-type="float">
            <text:p>23.6549836134</text:p>
          </table:table-cell>
          <table:table-cell/>
          <table:table-cell office:value-type="string" calcext:value-type="string">
            <text:p>sample std. Dev.</text:p>
          </table:table-cell>
          <table:table-cell office:value-type="float" office:value="9.58198182133402" calcext:value-type="float">
            <text:p>9.5819818213</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2.3856853297828" calcext:value-type="float">
            <text:p>12.3856853298</text:p>
          </table:table-cell>
          <table:table-cell/>
          <table:table-cell office:value-type="string" calcext:value-type="string">
            <text:p>z= (xbar – mu)/(sigma/sqrt(n))</text:p>
          </table:table-cell>
          <table:table-cell table:formula="of:=([.I10] - [.I5])/([.I6]/SQRT([.I9]))" office:value-type="float" office:value="5.57389296160241" calcext:value-type="float">
            <text:p>5.5738929616</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06.557837597128" calcext:value-type="float">
            <text:p>106.5578375971</text:p>
          </table:table-cell>
          <table:table-cell/>
          <table:table-cell office:value-type="string" calcext:value-type="string">
            <text:p>Upper xbar=(mu + (s/sqr(n))z(a/2)</text:p>
          </table:table-cell>
          <table:table-cell table:formula="of:=[.I5]+[.I17]*([.I6]/SQRT([.I9]))" office:value-type="float" office:value="652.975346084013" calcext:value-type="float">
            <text:p>652.975346084</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03.24660151505" calcext:value-type="float">
            <text:p>103.2466015151</text:p>
          </table:table-cell>
          <table:table-cell/>
          <table:table-cell office:value-type="string" calcext:value-type="string">
            <text:p>Lower xbar=(mu + (s/sqr(n))(-z(a/2))</text:p>
          </table:table-cell>
          <table:table-cell table:formula="of:=[.I5]+-[.I17]*([.I6]/SQRT([.I9]))" office:value-type="float" office:value="651.484162014367" calcext:value-type="float">
            <text:p>651.4841620144</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5.10570743948828E-023" calcext:value-type="float">
            <text:p>5.10570743948828E-023</text:p>
          </table:table-cell>
          <table:table-cell/>
          <table:table-cell office:value-type="string" calcext:value-type="string">
            <text:p>B(xbar)=</text:p>
          </table:table-cell>
          <table:table-cell table:formula="of:=LEGACY.NORMSDIST([.I17]+([.I5]-[.I10])/([.I6]/SQRT([.I9]))) - LEGACY.NORMSDIST(-[.I17] + ([.I5] - [.I10])/([.I6]/SQRT([.I9])))" office:value-type="float" office:value="0.00135850457385092" calcext:value-type="float">
            <text:p>0.0013585046</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7"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7"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8:54.53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South X Population</text:p>
          </table:table-cell>
          <table:table-cell table:number-columns-repeated="2"/>
          <table:table-cell office:value-type="string" calcext:value-type="string">
            <text:p>Sou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71.377924415117" calcext:value-type="float">
            <text:p>-171.3779244151</text:p>
          </table:table-cell>
          <table:table-cell/>
          <table:table-cell office:value-type="string" calcext:value-type="string">
            <text:p>mu=</text:p>
          </table:table-cell>
          <table:table-cell office:value-type="float" office:value="-572.334133173365" calcext:value-type="float">
            <text:p>-572.3341331734</text:p>
          </table:table-cell>
        </table:table-row>
        <table:table-row table:style-name="ro1">
          <table:table-cell table:number-columns-repeated="4"/>
          <table:table-cell office:value-type="string" calcext:value-type="string">
            <text:p>std. Dev=</text:p>
          </table:table-cell>
          <table:table-cell office:value-type="float" office:value="24.277123894133" calcext:value-type="float">
            <text:p>24.2771238941</text:p>
          </table:table-cell>
          <table:table-cell/>
          <table:table-cell office:value-type="string" calcext:value-type="string">
            <text:p>std. Dev=</text:p>
          </table:table-cell>
          <table:table-cell office:value-type="float" office:value="24.277778578228" calcext:value-type="float">
            <text:p>24.2777785782</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81.617382617383" calcext:value-type="float">
            <text:p>-181.6173826174</text:p>
          </table:table-cell>
          <table:table-cell/>
          <table:table-cell office:value-type="string" calcext:value-type="string">
            <text:p>sample mean, xbar=</text:p>
          </table:table-cell>
          <table:table-cell office:value-type="float" office:value="-572.336663336663" calcext:value-type="float">
            <text:p>-572.3366633367</text:p>
          </table:table-cell>
        </table:table-row>
        <table:table-row table:style-name="ro1">
          <table:table-cell table:number-columns-repeated="4"/>
          <table:table-cell office:value-type="string" calcext:value-type="string">
            <text:p>sample std. Dev.</text:p>
          </table:table-cell>
          <table:table-cell office:value-type="float" office:value="24.1318556589098" calcext:value-type="float">
            <text:p>24.1318556589</text:p>
          </table:table-cell>
          <table:table-cell/>
          <table:table-cell office:value-type="string" calcext:value-type="string">
            <text:p>sample std. Dev.</text:p>
          </table:table-cell>
          <table:table-cell office:value-type="float" office:value="24.5661463086" calcext:value-type="float">
            <text:p>24.5661463086</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3.3376630882865" calcext:value-type="float">
            <text:p>-13.3376630883</text:p>
          </table:table-cell>
          <table:table-cell/>
          <table:table-cell office:value-type="string" calcext:value-type="string">
            <text:p>z= (xbar – mu)/(sigma/sqrt(n))</text:p>
          </table:table-cell>
          <table:table-cell table:formula="of:=([.I10] - [.I5])/([.I6]/SQRT([.I9]))" office:value-type="float" office:value="-0.00329563878680727" calcext:value-type="float">
            <text:p>-0.0032956388</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69.400434331939" calcext:value-type="float">
            <text:p>-169.4004343319</text:p>
          </table:table-cell>
          <table:table-cell/>
          <table:table-cell office:value-type="string" calcext:value-type="string">
            <text:p>Upper xbar=(mu + (s/sqr(n))z(a/2)</text:p>
          </table:table-cell>
          <table:table-cell table:formula="of:=[.I5]+[.I17]*([.I6]/SQRT([.I9]))" office:value-type="float" office:value="-570.356589762976" calcext:value-type="float">
            <text:p>-570.356589763</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73.355414498295" calcext:value-type="float">
            <text:p>-173.3554144983</text:p>
          </table:table-cell>
          <table:table-cell/>
          <table:table-cell office:value-type="string" calcext:value-type="string">
            <text:p>Lower xbar=(mu + (s/sqr(n))(-z(a/2))</text:p>
          </table:table-cell>
          <table:table-cell table:formula="of:=[.I5]+-[.I17]*([.I6]/SQRT([.I9]))" office:value-type="float" office:value="-574.311676583754" calcext:value-type="float">
            <text:p>-574.3116765838</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 calcext:value-type="float">
            <text:p>0</text:p>
          </table:table-cell>
          <table:table-cell/>
          <table:table-cell office:value-type="string" calcext:value-type="string">
            <text:p>B(xbar)=</text:p>
          </table:table-cell>
          <table:table-cell table:formula="of:=LEGACY.NORMSDIST([.I17]+([.I5]-[.I10])/([.I6]/SQRT([.I9]))) - LEGACY.NORMSDIST(-[.I17] + ([.I5] - [.I10])/([.I6]/SQRT([.I9])))" office:value-type="float" office:value="0.989999595462958" calcext:value-type="float">
            <text:p>0.9899995955</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41"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57"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41"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57"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23:06.66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